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2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style:font-name="Liberation Sans" style:font-name-asian="Source Han Sans CN Regular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4" table:default-cell-style-name="ce1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C5a1</text:p>
          </table:table-cell>
          <table:table-cell/>
          <table:table-cell office:value-type="string" calcext:value-type="string">
            <text:p>C5a2</text:p>
          </table:table-cell>
          <table:table-cell/>
          <table:table-cell office:value-type="string" calcext:value-type="string">
            <text:p>C5b1</text:p>
          </table:table-cell>
          <table:table-cell/>
          <table:table-cell office:value-type="string" calcext:value-type="string">
            <text:p>C5b2</text:p>
          </table:table-cell>
          <table:table-cell/>
          <table:table-cell office:value-type="string" calcext:value-type="string">
            <text:p>C5c1</text:p>
          </table:table-cell>
          <table:table-cell/>
          <table:table-cell office:value-type="string" calcext:value-type="string">
            <text:p>C5c2</text:p>
          </table:table-cell>
          <table:table-cell/>
          <table:table-cell office:value-type="string" calcext:value-type="string">
            <text:p>C9a1</text:p>
          </table:table-cell>
          <table:table-cell/>
          <table:table-cell office:value-type="string" calcext:value-type="string">
            <text:p>C9a2</text:p>
          </table:table-cell>
          <table:table-cell/>
          <table:table-cell office:value-type="string" calcext:value-type="string">
            <text:p>C9b1</text:p>
          </table:table-cell>
          <table:table-cell/>
          <table:table-cell office:value-type="string" calcext:value-type="string">
            <text:p>C9b2</text:p>
          </table:table-cell>
          <table:table-cell/>
          <table:table-cell office:value-type="string" calcext:value-type="string">
            <text:p>C9c1</text:p>
          </table:table-cell>
          <table:table-cell/>
          <table:table-cell office:value-type="string" calcext:value-type="string">
            <text:p>C9c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grama</text:p>
          </table:table-cell>
          <table:table-cell office:value-type="string" calcext:value-type="string">
            <text:p>bitcount</text:p>
          </table:table-cell>
          <table:table-cell office:value-type="string" calcext:value-type="string">
            <text:p>qsort</text:p>
          </table:table-cell>
          <table:table-cell office:value-type="string" calcext:value-type="string">
            <text:p>bitcount</text:p>
          </table:table-cell>
          <table:table-cell office:value-type="string" calcext:value-type="string">
            <text:p>qsort</text:p>
          </table:table-cell>
          <table:table-cell office:value-type="string" calcext:value-type="string">
            <text:p>bitcount</text:p>
          </table:table-cell>
          <table:table-cell office:value-type="string" calcext:value-type="string">
            <text:p>qsort</text:p>
          </table:table-cell>
          <table:table-cell office:value-type="string" calcext:value-type="string">
            <text:p>bitcount</text:p>
          </table:table-cell>
          <table:table-cell office:value-type="string" calcext:value-type="string">
            <text:p>qsort</text:p>
          </table:table-cell>
          <table:table-cell office:value-type="string" calcext:value-type="string">
            <text:p>bitcount</text:p>
          </table:table-cell>
          <table:table-cell office:value-type="string" calcext:value-type="string">
            <text:p>qsort</text:p>
          </table:table-cell>
          <table:table-cell office:value-type="string" calcext:value-type="string">
            <text:p>bitcount</text:p>
          </table:table-cell>
          <table:table-cell office:value-type="string" calcext:value-type="string">
            <text:p>qsort</text:p>
          </table:table-cell>
          <table:table-cell office:value-type="string" calcext:value-type="string">
            <text:p>bitcount</text:p>
          </table:table-cell>
          <table:table-cell office:value-type="string" calcext:value-type="string">
            <text:p>qsort</text:p>
          </table:table-cell>
          <table:table-cell office:value-type="string" calcext:value-type="string">
            <text:p>bitcount</text:p>
          </table:table-cell>
          <table:table-cell office:value-type="string" calcext:value-type="string">
            <text:p>qsort</text:p>
          </table:table-cell>
          <table:table-cell office:value-type="string" calcext:value-type="string">
            <text:p>bitcount</text:p>
          </table:table-cell>
          <table:table-cell office:value-type="string" calcext:value-type="string">
            <text:p>qsort</text:p>
          </table:table-cell>
          <table:table-cell office:value-type="string" calcext:value-type="string">
            <text:p>bitcount</text:p>
          </table:table-cell>
          <table:table-cell office:value-type="string" calcext:value-type="string">
            <text:p>qsort</text:p>
          </table:table-cell>
          <table:table-cell office:value-type="string" calcext:value-type="string">
            <text:p>bitcount</text:p>
          </table:table-cell>
          <table:table-cell office:value-type="string" calcext:value-type="string">
            <text:p>qsort</text:p>
          </table:table-cell>
          <table:table-cell office:value-type="string" calcext:value-type="string">
            <text:p>bitcount</text:p>
          </table:table-cell>
          <table:table-cell office:value-type="string" calcext:value-type="string">
            <text:p>qso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 Miss</text:p>
          </table:table-cell>
          <table:table-cell office:value-type="float" office:value="612" calcext:value-type="float">
            <text:p>612</text:p>
          </table:table-cell>
          <table:table-cell office:value-type="float" office:value="49069" calcext:value-type="float">
            <text:p>49069</text:p>
          </table:table-cell>
          <table:table-cell office:value-type="float" office:value="320" calcext:value-type="float">
            <text:p>320</text:p>
          </table:table-cell>
          <table:table-cell office:value-type="float" office:value="22874" calcext:value-type="float">
            <text:p>22874</text:p>
          </table:table-cell>
          <table:table-cell office:value-type="float" office:value="612" calcext:value-type="float">
            <text:p>612</text:p>
          </table:table-cell>
          <table:table-cell office:value-type="float" office:value="49069" calcext:value-type="float">
            <text:p>49069</text:p>
          </table:table-cell>
          <table:table-cell office:value-type="float" office:value="320" calcext:value-type="float">
            <text:p>320</text:p>
          </table:table-cell>
          <table:table-cell office:value-type="float" office:value="22874" calcext:value-type="float">
            <text:p>22874</text:p>
          </table:table-cell>
          <table:table-cell office:value-type="float" office:value="612" calcext:value-type="float">
            <text:p>612</text:p>
          </table:table-cell>
          <table:table-cell office:value-type="float" office:value="49069" calcext:value-type="float">
            <text:p>49069</text:p>
          </table:table-cell>
          <table:table-cell office:value-type="float" office:value="320" calcext:value-type="float">
            <text:p>320</text:p>
          </table:table-cell>
          <table:table-cell office:value-type="float" office:value="22874" calcext:value-type="float">
            <text:p>22874</text:p>
          </table:table-cell>
          <table:table-cell office:value-type="float" office:value="612" calcext:value-type="float">
            <text:p>612</text:p>
          </table:table-cell>
          <table:table-cell office:value-type="float" office:value="49069" calcext:value-type="float">
            <text:p>49069</text:p>
          </table:table-cell>
          <table:table-cell office:value-type="float" office:value="320" calcext:value-type="float">
            <text:p>320</text:p>
          </table:table-cell>
          <table:table-cell office:value-type="float" office:value="22874" calcext:value-type="float">
            <text:p>22874</text:p>
          </table:table-cell>
          <table:table-cell office:value-type="float" office:value="612" calcext:value-type="float">
            <text:p>612</text:p>
          </table:table-cell>
          <table:table-cell office:value-type="float" office:value="49069" calcext:value-type="float">
            <text:p>49069</text:p>
          </table:table-cell>
          <table:table-cell office:value-type="float" office:value="320" calcext:value-type="float">
            <text:p>320</text:p>
          </table:table-cell>
          <table:table-cell office:value-type="float" office:value="22874" calcext:value-type="float">
            <text:p>22874</text:p>
          </table:table-cell>
          <table:table-cell office:value-type="float" office:value="612" calcext:value-type="float">
            <text:p>612</text:p>
          </table:table-cell>
          <table:table-cell office:value-type="float" office:value="49069" calcext:value-type="float">
            <text:p>49069</text:p>
          </table:table-cell>
          <table:table-cell office:value-type="float" office:value="320" calcext:value-type="float">
            <text:p>320</text:p>
          </table:table-cell>
          <table:table-cell office:value-type="float" office:value="22874" calcext:value-type="float">
            <text:p>228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 Miss</text:p>
          </table:table-cell>
          <table:table-cell office:value-type="float" office:value="117" calcext:value-type="float">
            <text:p>117</text:p>
          </table:table-cell>
          <table:table-cell office:value-type="float" office:value="2768" calcext:value-type="float">
            <text:p>2768</text:p>
          </table:table-cell>
          <table:table-cell office:value-type="float" office:value="81" calcext:value-type="float">
            <text:p>81</text:p>
          </table:table-cell>
          <table:table-cell office:value-type="float" office:value="353" calcext:value-type="float">
            <text:p>353</text:p>
          </table:table-cell>
          <table:table-cell office:value-type="float" office:value="117" calcext:value-type="float">
            <text:p>117</text:p>
          </table:table-cell>
          <table:table-cell office:value-type="float" office:value="2768" calcext:value-type="float">
            <text:p>2768</text:p>
          </table:table-cell>
          <table:table-cell office:value-type="float" office:value="81" calcext:value-type="float">
            <text:p>81</text:p>
          </table:table-cell>
          <table:table-cell office:value-type="float" office:value="353" calcext:value-type="float">
            <text:p>353</text:p>
          </table:table-cell>
          <table:table-cell office:value-type="float" office:value="117" calcext:value-type="float">
            <text:p>117</text:p>
          </table:table-cell>
          <table:table-cell office:value-type="float" office:value="2768" calcext:value-type="float">
            <text:p>2768</text:p>
          </table:table-cell>
          <table:table-cell office:value-type="float" office:value="81" calcext:value-type="float">
            <text:p>81</text:p>
          </table:table-cell>
          <table:table-cell office:value-type="float" office:value="353" calcext:value-type="float">
            <text:p>353</text:p>
          </table:table-cell>
          <table:table-cell office:value-type="float" office:value="117" calcext:value-type="float">
            <text:p>117</text:p>
          </table:table-cell>
          <table:table-cell office:value-type="float" office:value="2768" calcext:value-type="float">
            <text:p>2768</text:p>
          </table:table-cell>
          <table:table-cell office:value-type="float" office:value="81" calcext:value-type="float">
            <text:p>81</text:p>
          </table:table-cell>
          <table:table-cell office:value-type="float" office:value="353" calcext:value-type="float">
            <text:p>353</text:p>
          </table:table-cell>
          <table:table-cell office:value-type="float" office:value="117" calcext:value-type="float">
            <text:p>117</text:p>
          </table:table-cell>
          <table:table-cell office:value-type="float" office:value="2768" calcext:value-type="float">
            <text:p>2768</text:p>
          </table:table-cell>
          <table:table-cell office:value-type="float" office:value="81" calcext:value-type="float">
            <text:p>81</text:p>
          </table:table-cell>
          <table:table-cell office:value-type="float" office:value="353" calcext:value-type="float">
            <text:p>353</text:p>
          </table:table-cell>
          <table:table-cell office:value-type="float" office:value="117" calcext:value-type="float">
            <text:p>117</text:p>
          </table:table-cell>
          <table:table-cell office:value-type="float" office:value="2768" calcext:value-type="float">
            <text:p>2768</text:p>
          </table:table-cell>
          <table:table-cell office:value-type="float" office:value="81" calcext:value-type="float">
            <text:p>81</text:p>
          </table:table-cell>
          <table:table-cell office:value-type="float" office:value="353" calcext:value-type="float">
            <text:p>3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anch Stalls</text:p>
          </table:table-cell>
          <table:table-cell office:value-type="float" office:value="171651" calcext:value-type="float">
            <text:p>171651</text:p>
          </table:table-cell>
          <table:table-cell office:value-type="float" office:value="3012852" calcext:value-type="float">
            <text:p>3012852</text:p>
          </table:table-cell>
          <table:table-cell office:value-type="float" office:value="171651" calcext:value-type="float">
            <text:p>171651</text:p>
          </table:table-cell>
          <table:table-cell office:value-type="float" office:value="3012852" calcext:value-type="float">
            <text:p>3012852</text:p>
          </table:table-cell>
          <table:table-cell office:value-type="float" office:value="205722" calcext:value-type="float">
            <text:p>205722</text:p>
          </table:table-cell>
          <table:table-cell office:value-type="float" office:value="1131408" calcext:value-type="float">
            <text:p>1131408</text:p>
          </table:table-cell>
          <table:table-cell office:value-type="float" office:value="205722" calcext:value-type="float">
            <text:p>205722</text:p>
          </table:table-cell>
          <table:table-cell office:value-type="float" office:value="1131408" calcext:value-type="float">
            <text:p>1131408</text:p>
          </table:table-cell>
          <table:table-cell office:value-type="float" office:value="205722" calcext:value-type="float">
            <text:p>205722</text:p>
          </table:table-cell>
          <table:table-cell office:value-type="float" office:value="1131408" calcext:value-type="float">
            <text:p>1131408</text:p>
          </table:table-cell>
          <table:table-cell office:value-type="float" office:value="205722" calcext:value-type="float">
            <text:p>205722</text:p>
          </table:table-cell>
          <table:table-cell office:value-type="float" office:value="1131408" calcext:value-type="float">
            <text:p>1131408</text:p>
          </table:table-cell>
          <table:table-cell office:value-type="float" office:value="286085" calcext:value-type="float">
            <text:p>286085</text:p>
          </table:table-cell>
          <table:table-cell office:value-type="float" office:value="5021420" calcext:value-type="float">
            <text:p>5021420</text:p>
          </table:table-cell>
          <table:table-cell office:value-type="float" office:value="286085" calcext:value-type="float">
            <text:p>286085</text:p>
          </table:table-cell>
          <table:table-cell office:value-type="float" office:value="5021420" calcext:value-type="float">
            <text:p>5021420</text:p>
          </table:table-cell>
          <table:table-cell office:value-type="float" office:value="342870" calcext:value-type="float">
            <text:p>342870</text:p>
          </table:table-cell>
          <table:table-cell office:value-type="float" office:value="1885680" calcext:value-type="float">
            <text:p>1885680</text:p>
          </table:table-cell>
          <table:table-cell office:value-type="float" office:value="342870" calcext:value-type="float">
            <text:p>342870</text:p>
          </table:table-cell>
          <table:table-cell office:value-type="float" office:value="1885680" calcext:value-type="float">
            <text:p>1885680</text:p>
          </table:table-cell>
          <table:table-cell office:value-type="float" office:value="342870" calcext:value-type="float">
            <text:p>342870</text:p>
          </table:table-cell>
          <table:table-cell office:value-type="float" office:value="1885680" calcext:value-type="float">
            <text:p>1885680</text:p>
          </table:table-cell>
          <table:table-cell office:value-type="float" office:value="342870" calcext:value-type="float">
            <text:p>342870</text:p>
          </table:table-cell>
          <table:table-cell office:value-type="float" office:value="1885680" calcext:value-type="float">
            <text:p>18856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anch Hazards</text:p>
          </table:table-cell>
          <table:table-cell office:value-type="float" office:value="57217" calcext:value-type="float">
            <text:p>57217</text:p>
          </table:table-cell>
          <table:table-cell office:value-type="float" office:value="1004284" calcext:value-type="float">
            <text:p>1004284</text:p>
          </table:table-cell>
          <table:table-cell office:value-type="float" office:value="57217" calcext:value-type="float">
            <text:p>57217</text:p>
          </table:table-cell>
          <table:table-cell office:value-type="float" office:value="1004284" calcext:value-type="float">
            <text:p>1004284</text:p>
          </table:table-cell>
          <table:table-cell office:value-type="float" office:value="68574" calcext:value-type="float">
            <text:p>68574</text:p>
          </table:table-cell>
          <table:table-cell office:value-type="float" office:value="377136" calcext:value-type="float">
            <text:p>377136</text:p>
          </table:table-cell>
          <table:table-cell office:value-type="float" office:value="68574" calcext:value-type="float">
            <text:p>68574</text:p>
          </table:table-cell>
          <table:table-cell office:value-type="float" office:value="377136" calcext:value-type="float">
            <text:p>377136</text:p>
          </table:table-cell>
          <table:table-cell office:value-type="float" office:value="68574" calcext:value-type="float">
            <text:p>68574</text:p>
          </table:table-cell>
          <table:table-cell office:value-type="float" office:value="377136" calcext:value-type="float">
            <text:p>377136</text:p>
          </table:table-cell>
          <table:table-cell office:value-type="float" office:value="68574" calcext:value-type="float">
            <text:p>68574</text:p>
          </table:table-cell>
          <table:table-cell office:value-type="float" office:value="377136" calcext:value-type="float">
            <text:p>377136</text:p>
          </table:table-cell>
          <table:table-cell office:value-type="float" office:value="95361" calcext:value-type="float">
            <text:p>95361</text:p>
          </table:table-cell>
          <table:table-cell office:value-type="float" office:value="1673806" calcext:value-type="float">
            <text:p>1673806</text:p>
          </table:table-cell>
          <table:table-cell office:value-type="float" office:value="95361" calcext:value-type="float">
            <text:p>95361</text:p>
          </table:table-cell>
          <table:table-cell office:value-type="float" office:value="1673806" calcext:value-type="float">
            <text:p>1673806</text:p>
          </table:table-cell>
          <table:table-cell office:value-type="float" office:value="114290" calcext:value-type="float">
            <text:p>114290</text:p>
          </table:table-cell>
          <table:table-cell office:value-type="float" office:value="628560" calcext:value-type="float">
            <text:p>628560</text:p>
          </table:table-cell>
          <table:table-cell office:value-type="float" office:value="114290" calcext:value-type="float">
            <text:p>114290</text:p>
          </table:table-cell>
          <table:table-cell office:value-type="float" office:value="628560" calcext:value-type="float">
            <text:p>628560</text:p>
          </table:table-cell>
          <table:table-cell office:value-type="float" office:value="114290" calcext:value-type="float">
            <text:p>114290</text:p>
          </table:table-cell>
          <table:table-cell office:value-type="float" office:value="628560" calcext:value-type="float">
            <text:p>628560</text:p>
          </table:table-cell>
          <table:table-cell office:value-type="float" office:value="114290" calcext:value-type="float">
            <text:p>114290</text:p>
          </table:table-cell>
          <table:table-cell office:value-type="float" office:value="628560" calcext:value-type="float">
            <text:p>6285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 Stalls</text:p>
          </table:table-cell>
          <table:table-cell office:value-type="float" office:value="217098" calcext:value-type="float">
            <text:p>217098</text:p>
          </table:table-cell>
          <table:table-cell office:value-type="float" office:value="10467700" calcext:value-type="float">
            <text:p>10467700</text:p>
          </table:table-cell>
          <table:table-cell office:value-type="float" office:value="217098" calcext:value-type="float">
            <text:p>217098</text:p>
          </table:table-cell>
          <table:table-cell office:value-type="float" office:value="10467700" calcext:value-type="float">
            <text:p>104677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874" calcext:value-type="float">
            <text:p>15874</text:p>
          </table:table-cell>
          <table:table-cell office:value-type="float" office:value="372125" calcext:value-type="float">
            <text:p>372125</text:p>
          </table:table-cell>
          <table:table-cell office:value-type="float" office:value="15874" calcext:value-type="float">
            <text:p>15874</text:p>
          </table:table-cell>
          <table:table-cell office:value-type="float" office:value="372125" calcext:value-type="float">
            <text:p>372125</text:p>
          </table:table-cell>
          <table:table-cell office:value-type="float" office:value="740555" calcext:value-type="float">
            <text:p>740555</text:p>
          </table:table-cell>
          <table:table-cell office:value-type="float" office:value="26285599" calcext:value-type="float">
            <text:p>26285599</text:p>
          </table:table-cell>
          <table:table-cell office:value-type="float" office:value="740555" calcext:value-type="float">
            <text:p>740555</text:p>
          </table:table-cell>
          <table:table-cell office:value-type="float" office:value="26285599" calcext:value-type="float">
            <text:p>262855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874" calcext:value-type="float">
            <text:p>15874</text:p>
          </table:table-cell>
          <table:table-cell office:value-type="float" office:value="372125" calcext:value-type="float">
            <text:p>372125</text:p>
          </table:table-cell>
          <table:table-cell office:value-type="float" office:value="15874" calcext:value-type="float">
            <text:p>15874</text:p>
          </table:table-cell>
          <table:table-cell office:value-type="float" office:value="372125" calcext:value-type="float">
            <text:p>372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 Hazards</text:p>
          </table:table-cell>
          <table:table-cell office:value-type="float" office:value="147324" calcext:value-type="float">
            <text:p>147324</text:p>
          </table:table-cell>
          <table:table-cell office:value-type="float" office:value="7325664" calcext:value-type="float">
            <text:p>7325664</text:p>
          </table:table-cell>
          <table:table-cell office:value-type="float" office:value="147324" calcext:value-type="float">
            <text:p>147324</text:p>
          </table:table-cell>
          <table:table-cell office:value-type="float" office:value="7325664" calcext:value-type="float">
            <text:p>73256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874" calcext:value-type="float">
            <text:p>15874</text:p>
          </table:table-cell>
          <table:table-cell office:value-type="float" office:value="372125" calcext:value-type="float">
            <text:p>372125</text:p>
          </table:table-cell>
          <table:table-cell office:value-type="float" office:value="15874" calcext:value-type="float">
            <text:p>15874</text:p>
          </table:table-cell>
          <table:table-cell office:value-type="float" office:value="372125" calcext:value-type="float">
            <text:p>372125</text:p>
          </table:table-cell>
          <table:table-cell office:value-type="float" office:value="299766" calcext:value-type="float">
            <text:p>299766</text:p>
          </table:table-cell>
          <table:table-cell office:value-type="float" office:value="8097094" calcext:value-type="float">
            <text:p>8097094</text:p>
          </table:table-cell>
          <table:table-cell office:value-type="float" office:value="299766" calcext:value-type="float">
            <text:p>299766</text:p>
          </table:table-cell>
          <table:table-cell office:value-type="float" office:value="8097094" calcext:value-type="float">
            <text:p>80970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874" calcext:value-type="float">
            <text:p>15874</text:p>
          </table:table-cell>
          <table:table-cell office:value-type="float" office:value="372125" calcext:value-type="float">
            <text:p>372125</text:p>
          </table:table-cell>
          <table:table-cell office:value-type="float" office:value="15874" calcext:value-type="float">
            <text:p>15874</text:p>
          </table:table-cell>
          <table:table-cell office:value-type="float" office:value="372125" calcext:value-type="float">
            <text:p>372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clos</text:p>
          </table:table-cell>
          <table:table-cell office:value-type="float" office:value="920006" calcext:value-type="float">
            <text:p>920006</text:p>
          </table:table-cell>
          <table:table-cell office:value-type="float" office:value="33068732" calcext:value-type="float">
            <text:p>33068732</text:p>
          </table:table-cell>
          <table:table-cell office:value-type="float" office:value="920006" calcext:value-type="float">
            <text:p>920006</text:p>
          </table:table-cell>
          <table:table-cell office:value-type="float" office:value="33068732" calcext:value-type="float">
            <text:p>33068732</text:p>
          </table:table-cell>
          <table:table-cell office:value-type="float" office:value="736979" calcext:value-type="float">
            <text:p>736979</text:p>
          </table:table-cell>
          <table:table-cell office:value-type="float" office:value="20719588" calcext:value-type="float">
            <text:p>20719588</text:p>
          </table:table-cell>
          <table:table-cell office:value-type="float" office:value="736979" calcext:value-type="float">
            <text:p>736979</text:p>
          </table:table-cell>
          <table:table-cell office:value-type="float" office:value="20719588" calcext:value-type="float">
            <text:p>20719588</text:p>
          </table:table-cell>
          <table:table-cell office:value-type="float" office:value="487224" calcext:value-type="float">
            <text:p>487224</text:p>
          </table:table-cell>
          <table:table-cell office:value-type="float" office:value="11297623" calcext:value-type="float">
            <text:p>11297623</text:p>
          </table:table-cell>
          <table:table-cell office:value-type="float" office:value="487224" calcext:value-type="float">
            <text:p>487224</text:p>
          </table:table-cell>
          <table:table-cell office:value-type="float" office:value="11297623" calcext:value-type="float">
            <text:p>11297623</text:p>
          </table:table-cell>
          <table:table-cell office:value-type="float" office:value="1443463" calcext:value-type="float">
            <text:p>1443463</text:p>
          </table:table-cell>
          <table:table-cell office:value-type="float" office:value="48886631" calcext:value-type="float">
            <text:p>48886631</text:p>
          </table:table-cell>
          <table:table-cell office:value-type="float" office:value="1443463" calcext:value-type="float">
            <text:p>1443463</text:p>
          </table:table-cell>
          <table:table-cell office:value-type="float" office:value="48886631" calcext:value-type="float">
            <text:p>48886631</text:p>
          </table:table-cell>
          <table:table-cell office:value-type="float" office:value="736979" calcext:value-type="float">
            <text:p>736979</text:p>
          </table:table-cell>
          <table:table-cell office:value-type="float" office:value="20719588" calcext:value-type="float">
            <text:p>20719588</text:p>
          </table:table-cell>
          <table:table-cell office:value-type="float" office:value="736979" calcext:value-type="float">
            <text:p>736979</text:p>
          </table:table-cell>
          <table:table-cell office:value-type="float" office:value="20719588" calcext:value-type="float">
            <text:p>20719588</text:p>
          </table:table-cell>
          <table:table-cell office:value-type="float" office:value="555798" calcext:value-type="float">
            <text:p>555798</text:p>
          </table:table-cell>
          <table:table-cell office:value-type="float" office:value="11674759" calcext:value-type="float">
            <text:p>11674759</text:p>
          </table:table-cell>
          <table:table-cell office:value-type="float" office:value="555798" calcext:value-type="float">
            <text:p>555798</text:p>
          </table:table-cell>
          <table:table-cell office:value-type="float" office:value="11674759" calcext:value-type="float">
            <text:p>116747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ruções</text:p>
          </table:table-cell>
          <table:table-cell office:value-type="float" office:value="531257" calcext:value-type="float">
            <text:p>531257</text:p>
          </table:table-cell>
          <table:table-cell office:value-type="float" office:value="19588180" calcext:value-type="float">
            <text:p>19588180</text:p>
          </table:table-cell>
          <table:table-cell office:value-type="float" office:value="531257" calcext:value-type="float">
            <text:p>531257</text:p>
          </table:table-cell>
          <table:table-cell office:value-type="float" office:value="19588180" calcext:value-type="float">
            <text:p>19588180</text:p>
          </table:table-cell>
          <table:table-cell office:value-type="float" office:value="531257" calcext:value-type="float">
            <text:p>531257</text:p>
          </table:table-cell>
          <table:table-cell office:value-type="float" office:value="19588180" calcext:value-type="float">
            <text:p>19588180</text:p>
          </table:table-cell>
          <table:table-cell office:value-type="float" office:value="531257" calcext:value-type="float">
            <text:p>531257</text:p>
          </table:table-cell>
          <table:table-cell office:value-type="float" office:value="19588180" calcext:value-type="float">
            <text:p>19588180</text:p>
          </table:table-cell>
          <table:table-cell office:value-type="float" office:value="531257" calcext:value-type="float">
            <text:p>531257</text:p>
          </table:table-cell>
          <table:table-cell office:value-type="float" office:value="19588180" calcext:value-type="float">
            <text:p>19588180</text:p>
          </table:table-cell>
          <table:table-cell office:value-type="float" office:value="531257" calcext:value-type="float">
            <text:p>531257</text:p>
          </table:table-cell>
          <table:table-cell office:value-type="float" office:value="19588180" calcext:value-type="float">
            <text:p>19588180</text:p>
          </table:table-cell>
          <table:table-cell office:value-type="float" office:value="531257" calcext:value-type="float">
            <text:p>531257</text:p>
          </table:table-cell>
          <table:table-cell office:value-type="float" office:value="19588180" calcext:value-type="float">
            <text:p>19588180</text:p>
          </table:table-cell>
          <table:table-cell office:value-type="float" office:value="531257" calcext:value-type="float">
            <text:p>531257</text:p>
          </table:table-cell>
          <table:table-cell office:value-type="float" office:value="19588180" calcext:value-type="float">
            <text:p>19588180</text:p>
          </table:table-cell>
          <table:table-cell office:value-type="float" office:value="531257" calcext:value-type="float">
            <text:p>531257</text:p>
          </table:table-cell>
          <table:table-cell office:value-type="float" office:value="19588180" calcext:value-type="float">
            <text:p>19588180</text:p>
          </table:table-cell>
          <table:table-cell office:value-type="float" office:value="531257" calcext:value-type="float">
            <text:p>531257</text:p>
          </table:table-cell>
          <table:table-cell office:value-type="float" office:value="19588180" calcext:value-type="float">
            <text:p>19588180</text:p>
          </table:table-cell>
          <table:table-cell office:value-type="float" office:value="531257" calcext:value-type="float">
            <text:p>531257</text:p>
          </table:table-cell>
          <table:table-cell office:value-type="float" office:value="19588180" calcext:value-type="float">
            <text:p>19588180</text:p>
          </table:table-cell>
          <table:table-cell office:value-type="float" office:value="531257" calcext:value-type="float">
            <text:p>531257</text:p>
          </table:table-cell>
          <table:table-cell office:value-type="float" office:value="19588180" calcext:value-type="float">
            <text:p>195881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I</text:p>
          </table:table-cell>
          <table:table-cell table:style-name="ce2" table:formula="of:=[.B9]/[.B10]" office:value-type="float" office:value="1.73175318160514" calcext:value-type="float">
            <text:p>1.73</text:p>
          </table:table-cell>
          <table:table-cell table:style-name="ce2" table:formula="of:=[.C9]/[.C10]" office:value-type="float" office:value="1.68819829101019" calcext:value-type="float">
            <text:p>1.69</text:p>
          </table:table-cell>
          <table:table-cell table:style-name="ce2" table:formula="of:=[.D9]/[.D10]" office:value-type="float" office:value="1.73175318160514" calcext:value-type="float">
            <text:p>1.73</text:p>
          </table:table-cell>
          <table:table-cell table:style-name="ce2" table:formula="of:=[.E9]/[.E10]" office:value-type="float" office:value="1.68819829101019" calcext:value-type="float">
            <text:p>1.69</text:p>
          </table:table-cell>
          <table:table-cell table:style-name="ce2" table:formula="of:=[.F9]/[.F10]" office:value-type="float" office:value="1.38723630935687" calcext:value-type="float">
            <text:p>1.39</text:p>
          </table:table-cell>
          <table:table-cell table:style-name="ce2" table:formula="of:=[.G9]/[.G10]" office:value-type="float" office:value="1.05775973061305" calcext:value-type="float">
            <text:p>1.06</text:p>
          </table:table-cell>
          <table:table-cell table:style-name="ce2" table:formula="of:=[.H9]/[.H10]" office:value-type="float" office:value="1.38723630935687" calcext:value-type="float">
            <text:p>1.39</text:p>
          </table:table-cell>
          <table:table-cell table:style-name="ce2" table:formula="of:=[.I9]/[.I10]" office:value-type="float" office:value="1.05775973061305" calcext:value-type="float">
            <text:p>1.06</text:p>
          </table:table-cell>
          <table:table-cell table:style-name="ce2" table:formula="of:=[.J9]/[.J10]" office:value-type="float" office:value="0.917115445067077" calcext:value-type="float">
            <text:p>0.92</text:p>
          </table:table-cell>
          <table:table-cell table:style-name="ce2" table:formula="of:=[.K9]/[.K10]" office:value-type="float" office:value="0.576757156611793" calcext:value-type="float">
            <text:p>0.58</text:p>
          </table:table-cell>
          <table:table-cell table:style-name="ce2" table:formula="of:=[.L9]/[.L10]" office:value-type="float" office:value="0.917115445067077" calcext:value-type="float">
            <text:p>0.92</text:p>
          </table:table-cell>
          <table:table-cell table:style-name="ce2" table:formula="of:=[.M9]/[.M10]" office:value-type="float" office:value="0.576757156611793" calcext:value-type="float">
            <text:p>0.58</text:p>
          </table:table-cell>
          <table:table-cell table:style-name="ce2" table:formula="of:=[.N9]/[.N10]" office:value-type="float" office:value="2.717071022123" calcext:value-type="float">
            <text:p>2.72</text:p>
          </table:table-cell>
          <table:table-cell table:style-name="ce2" table:formula="of:=[.O9]/[.O10]" office:value-type="float" office:value="2.49572093987292" calcext:value-type="float">
            <text:p>2.50</text:p>
          </table:table-cell>
          <table:table-cell table:style-name="ce2" table:formula="of:=[.P9]/[.P10]" office:value-type="float" office:value="2.717071022123" calcext:value-type="float">
            <text:p>2.72</text:p>
          </table:table-cell>
          <table:table-cell table:style-name="ce2" table:formula="of:=[.Q9]/[.Q10]" office:value-type="float" office:value="2.49572093987292" calcext:value-type="float">
            <text:p>2.50</text:p>
          </table:table-cell>
          <table:table-cell table:style-name="ce2" table:formula="of:=[.R9]/[.R10]" office:value-type="float" office:value="1.38723630935687" calcext:value-type="float">
            <text:p>1.39</text:p>
          </table:table-cell>
          <table:table-cell table:style-name="ce2" table:formula="of:=[.S9]/[.S10]" office:value-type="float" office:value="1.05775973061305" calcext:value-type="float">
            <text:p>1.06</text:p>
          </table:table-cell>
          <table:table-cell table:style-name="ce2" table:formula="of:=[.T9]/[.T10]" office:value-type="float" office:value="1.38723630935687" calcext:value-type="float">
            <text:p>1.39</text:p>
          </table:table-cell>
          <table:table-cell table:style-name="ce2" table:formula="of:=[.U9]/[.U10]" office:value-type="float" office:value="1.05775973061305" calcext:value-type="float">
            <text:p>1.06</text:p>
          </table:table-cell>
          <table:table-cell table:style-name="ce2" table:formula="of:=[.V9]/[.V10]" office:value-type="float" office:value="1.0461942148527" calcext:value-type="float">
            <text:p>1.05</text:p>
          </table:table-cell>
          <table:table-cell table:style-name="ce2" table:formula="of:=[.W9]/[.W10]" office:value-type="float" office:value="0.596010400149478" calcext:value-type="float">
            <text:p>0.60</text:p>
          </table:table-cell>
          <table:table-cell table:style-name="ce2" table:formula="of:=[.X9]/[.X10]" office:value-type="float" office:value="1.0461942148527" calcext:value-type="float">
            <text:p>1.05</text:p>
          </table:table-cell>
          <table:table-cell table:style-name="ce2" table:formula="of:=[.Y9]/[.Y10]" office:value-type="float" office:value="0.596010400149478" calcext:value-type="float">
            <text:p>0.6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tempo aprox</text:p>
          </table:table-cell>
          <table:table-cell table:style-name="Default" table:formula="of:=([.B9]+[.B3]*10+[.B4]*600)" office:value-type="float" office:value="996326" calcext:value-type="float">
            <text:p>996326</text:p>
          </table:table-cell>
          <table:table-cell table:style-name="Default" table:formula="of:=([.C9]+[.C3]*10+[.C4]*600)" office:value-type="float" office:value="35220222" calcext:value-type="float">
            <text:p>35220222</text:p>
          </table:table-cell>
          <table:table-cell table:style-name="Default" table:formula="of:=([.D9]+[.D3]*10+[.D4]*600)" office:value-type="float" office:value="971806" calcext:value-type="float">
            <text:p>971806</text:p>
          </table:table-cell>
          <table:table-cell table:style-name="Default" table:formula="of:=([.E9]+[.E3]*10+[.E4]*600)" office:value-type="float" office:value="33509272" calcext:value-type="float">
            <text:p>33509272</text:p>
          </table:table-cell>
          <table:table-cell table:style-name="Default" table:formula="of:=([.F9]+[.F3]*10+[.F4]*600)" office:value-type="float" office:value="813299" calcext:value-type="float">
            <text:p>813299</text:p>
          </table:table-cell>
          <table:table-cell table:style-name="Default" table:formula="of:=([.G9]+[.G3]*10+[.G4]*600)" office:value-type="float" office:value="22871078" calcext:value-type="float">
            <text:p>22871078</text:p>
          </table:table-cell>
          <table:table-cell table:style-name="Default" table:formula="of:=([.H9]+[.H3]*10+[.H4]*600)" office:value-type="float" office:value="788779" calcext:value-type="float">
            <text:p>788779</text:p>
          </table:table-cell>
          <table:table-cell table:style-name="Default" table:formula="of:=([.I9]+[.I3]*10+[.I4]*600)" office:value-type="float" office:value="21160128" calcext:value-type="float">
            <text:p>21160128</text:p>
          </table:table-cell>
          <table:table-cell table:style-name="Default" table:formula="of:=([.J9]+[.J3]*10+[.J4]*600)" office:value-type="float" office:value="563544" calcext:value-type="float">
            <text:p>563544</text:p>
          </table:table-cell>
          <table:table-cell table:style-name="Default" table:formula="of:=([.K9]+[.K3]*10+[.K4]*600)" office:value-type="float" office:value="13449113" calcext:value-type="float">
            <text:p>13449113</text:p>
          </table:table-cell>
          <table:table-cell table:style-name="Default" table:formula="of:=([.L9]+[.L3]*10+[.L4]*600)" office:value-type="float" office:value="539024" calcext:value-type="float">
            <text:p>539024</text:p>
          </table:table-cell>
          <table:table-cell table:style-name="Default" table:formula="of:=([.M9]+[.M3]*10+[.M4]*600)" office:value-type="float" office:value="11738163" calcext:value-type="float">
            <text:p>11738163</text:p>
          </table:table-cell>
          <table:table-cell table:style-name="Default" table:formula="of:=([.N9]+[.N3]*10+[.N4]*600)" office:value-type="float" office:value="1519783" calcext:value-type="float">
            <text:p>1519783</text:p>
          </table:table-cell>
          <table:table-cell table:style-name="Default" table:formula="of:=([.O9]+[.O3]*10+[.O4]*600)" office:value-type="float" office:value="51038121" calcext:value-type="float">
            <text:p>51038121</text:p>
          </table:table-cell>
          <table:table-cell table:style-name="Default" table:formula="of:=([.P9]+[.P3]*10+[.P4]*600)" office:value-type="float" office:value="1495263" calcext:value-type="float">
            <text:p>1495263</text:p>
          </table:table-cell>
          <table:table-cell table:style-name="Default" table:formula="of:=([.Q9]+[.Q3]*10+[.Q4]*600)" office:value-type="float" office:value="49327171" calcext:value-type="float">
            <text:p>49327171</text:p>
          </table:table-cell>
          <table:table-cell table:style-name="Default" table:formula="of:=([.R9]+[.R3]*10+[.R4]*600)" office:value-type="float" office:value="813299" calcext:value-type="float">
            <text:p>813299</text:p>
          </table:table-cell>
          <table:table-cell table:style-name="Default" table:formula="of:=([.S9]+[.S3]*10+[.S4]*600)" office:value-type="float" office:value="22871078" calcext:value-type="float">
            <text:p>22871078</text:p>
          </table:table-cell>
          <table:table-cell table:style-name="Default" table:formula="of:=([.T9]+[.T3]*10+[.T4]*600)" office:value-type="float" office:value="788779" calcext:value-type="float">
            <text:p>788779</text:p>
          </table:table-cell>
          <table:table-cell table:style-name="Default" table:formula="of:=([.U9]+[.U3]*10+[.U4]*600)" office:value-type="float" office:value="21160128" calcext:value-type="float">
            <text:p>21160128</text:p>
          </table:table-cell>
          <table:table-cell table:style-name="Default" table:formula="of:=([.V9]+[.V3]*10+[.V4]*600)" office:value-type="float" office:value="632118" calcext:value-type="float">
            <text:p>632118</text:p>
          </table:table-cell>
          <table:table-cell table:style-name="Default" table:formula="of:=([.W9]+[.W3]*10+[.W4]*600)" office:value-type="float" office:value="13826249" calcext:value-type="float">
            <text:p>13826249</text:p>
          </table:table-cell>
          <table:table-cell table:style-name="Default" table:formula="of:=([.X9]+[.X3]*10+[.X4]*600)" office:value-type="float" office:value="607598" calcext:value-type="float">
            <text:p>607598</text:p>
          </table:table-cell>
          <table:table-cell table:style-name="Default" table:formula="of:=([.Y9]+[.Y3]*10+[.Y4]*600)" office:value-type="float" office:value="12115299" calcext:value-type="float">
            <text:p>12115299</text:p>
          </table:table-cell>
          <table:table-cell table:number-columns-repeated="5"/>
        </table:table-row>
        <table:table-row table:style-name="ro1">
          <table:table-cell table:style-name="Default" table:number-columns-repeated="25"/>
          <table:table-cell table:number-columns-repeated="5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C5c2</text:p>
          </table:table-cell>
          <table:table-cell office:value-type="string" calcext:value-type="string">
            <text:p>C5c1</text:p>
          </table:table-cell>
          <table:table-cell office:value-type="string" calcext:value-type="string">
            <text:p>C9c2</text:p>
          </table:table-cell>
          <table:table-cell office:value-type="string" calcext:value-type="string">
            <text:p>C9c1</text:p>
          </table:table-cell>
          <table:table-cell office:value-type="string" calcext:value-type="string">
            <text:p>C5b2</text:p>
          </table:table-cell>
          <table:table-cell office:value-type="string" calcext:value-type="string">
            <text:p>C9b2</text:p>
          </table:table-cell>
          <table:table-cell office:value-type="string" calcext:value-type="string">
            <text:p>C5b1</text:p>
          </table:table-cell>
          <table:table-cell office:value-type="string" calcext:value-type="string">
            <text:p>C9b1</text:p>
          </table:table-cell>
          <table:table-cell office:value-type="string" calcext:value-type="string">
            <text:p>C5a2</text:p>
          </table:table-cell>
          <table:table-cell office:value-type="string" calcext:value-type="string">
            <text:p>C5a1</text:p>
          </table:table-cell>
          <table:table-cell office:value-type="string" calcext:value-type="string">
            <text:p>C9a2</text:p>
          </table:table-cell>
          <table:table-cell office:value-type="string" calcext:value-type="string">
            <text:p>C9a1</text:p>
          </table:table-cell>
          <table:table-cell office:value-type="string" calcext:value-type="string">
            <text:p>C5c2</text:p>
          </table:table-cell>
          <table:table-cell office:value-type="string" calcext:value-type="string">
            <text:p>C9c2</text:p>
          </table:table-cell>
          <table:table-cell office:value-type="string" calcext:value-type="string">
            <text:p>C5c1</text:p>
          </table:table-cell>
          <table:table-cell table:style-name="ce3" office:value-type="string" calcext:value-type="string">
            <text:p>C9c1</text:p>
          </table:table-cell>
          <table:table-cell office:value-type="string" calcext:value-type="string">
            <text:p>C5b2</text:p>
          </table:table-cell>
          <table:table-cell office:value-type="string" calcext:value-type="string">
            <text:p>C9b2</text:p>
          </table:table-cell>
          <table:table-cell office:value-type="string" calcext:value-type="string">
            <text:p>C5b1</text:p>
          </table:table-cell>
          <table:table-cell office:value-type="string" calcext:value-type="string">
            <text:p>C9b1</text:p>
          </table:table-cell>
          <table:table-cell office:value-type="string" calcext:value-type="string">
            <text:p>C5a2</text:p>
          </table:table-cell>
          <table:table-cell office:value-type="string" calcext:value-type="string">
            <text:p>C5a1</text:p>
          </table:table-cell>
          <table:table-cell office:value-type="string" calcext:value-type="string">
            <text:p>C9a2</text:p>
          </table:table-cell>
          <table:table-cell office:value-type="string" calcext:value-type="string">
            <text:p>C9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a</text:p>
          </table:table-cell>
          <table:table-cell table:number-columns-repeated="12" office:value-type="string" calcext:value-type="string">
            <text:p>bitcount</text:p>
          </table:table-cell>
          <table:table-cell table:number-columns-repeated="12" office:value-type="string" calcext:value-type="string">
            <text:p>qso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 Miss</text:p>
          </table:table-cell>
          <table:table-cell office:value-type="float" office:value="320" calcext:value-type="float">
            <text:p>320</text:p>
          </table:table-cell>
          <table:table-cell office:value-type="float" office:value="612" calcext:value-type="float">
            <text:p>612</text:p>
          </table:table-cell>
          <table:table-cell office:value-type="float" office:value="320" calcext:value-type="float">
            <text:p>320</text:p>
          </table:table-cell>
          <table:table-cell office:value-type="float" office:value="612" calcext:value-type="float">
            <text:p>612</text:p>
          </table:table-cell>
          <table:table-cell table:number-columns-repeated="2" office:value-type="float" office:value="320" calcext:value-type="float">
            <text:p>320</text:p>
          </table:table-cell>
          <table:table-cell table:number-columns-repeated="2" office:value-type="float" office:value="612" calcext:value-type="float">
            <text:p>612</text:p>
          </table:table-cell>
          <table:table-cell office:value-type="float" office:value="320" calcext:value-type="float">
            <text:p>320</text:p>
          </table:table-cell>
          <table:table-cell office:value-type="float" office:value="612" calcext:value-type="float">
            <text:p>612</text:p>
          </table:table-cell>
          <table:table-cell office:value-type="float" office:value="320" calcext:value-type="float">
            <text:p>320</text:p>
          </table:table-cell>
          <table:table-cell office:value-type="float" office:value="612" calcext:value-type="float">
            <text:p>612</text:p>
          </table:table-cell>
          <table:table-cell table:number-columns-repeated="2" office:value-type="float" office:value="22874" calcext:value-type="float">
            <text:p>22874</text:p>
          </table:table-cell>
          <table:table-cell table:number-columns-repeated="2" office:value-type="float" office:value="49069" calcext:value-type="float">
            <text:p>49069</text:p>
          </table:table-cell>
          <table:table-cell table:number-columns-repeated="2" office:value-type="float" office:value="22874" calcext:value-type="float">
            <text:p>22874</text:p>
          </table:table-cell>
          <table:table-cell table:number-columns-repeated="2" office:value-type="float" office:value="49069" calcext:value-type="float">
            <text:p>49069</text:p>
          </table:table-cell>
          <table:table-cell office:value-type="float" office:value="22874" calcext:value-type="float">
            <text:p>22874</text:p>
          </table:table-cell>
          <table:table-cell office:value-type="float" office:value="49069" calcext:value-type="float">
            <text:p>49069</text:p>
          </table:table-cell>
          <table:table-cell office:value-type="float" office:value="22874" calcext:value-type="float">
            <text:p>22874</text:p>
          </table:table-cell>
          <table:table-cell office:value-type="float" office:value="49069" calcext:value-type="float">
            <text:p>490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 Miss</text:p>
          </table:table-cell>
          <table:table-cell office:value-type="float" office:value="81" calcext:value-type="float">
            <text:p>81</text:p>
          </table:table-cell>
          <table:table-cell office:value-type="float" office:value="117" calcext:value-type="float">
            <text:p>117</text:p>
          </table:table-cell>
          <table:table-cell office:value-type="float" office:value="81" calcext:value-type="float">
            <text:p>8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81" calcext:value-type="float">
            <text:p>81</text:p>
          </table:table-cell>
          <table:table-cell office:value-type="float" office:value="117" calcext:value-type="float">
            <text:p>117</text:p>
          </table:table-cell>
          <table:table-cell office:value-type="float" office:value="81" calcext:value-type="float">
            <text:p>8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353" calcext:value-type="float">
            <text:p>353</text:p>
          </table:table-cell>
          <table:table-cell table:number-columns-repeated="2" office:value-type="float" office:value="2768" calcext:value-type="float">
            <text:p>2768</text:p>
          </table:table-cell>
          <table:table-cell table:number-columns-repeated="2" office:value-type="float" office:value="353" calcext:value-type="float">
            <text:p>353</text:p>
          </table:table-cell>
          <table:table-cell table:number-columns-repeated="2" office:value-type="float" office:value="2768" calcext:value-type="float">
            <text:p>2768</text:p>
          </table:table-cell>
          <table:table-cell office:value-type="float" office:value="353" calcext:value-type="float">
            <text:p>353</text:p>
          </table:table-cell>
          <table:table-cell office:value-type="float" office:value="2768" calcext:value-type="float">
            <text:p>2768</text:p>
          </table:table-cell>
          <table:table-cell office:value-type="float" office:value="353" calcext:value-type="float">
            <text:p>353</text:p>
          </table:table-cell>
          <table:table-cell office:value-type="float" office:value="2768" calcext:value-type="float">
            <text:p>2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anch Stalls</text:p>
          </table:table-cell>
          <table:table-cell table:number-columns-repeated="2" office:value-type="float" office:value="205722" calcext:value-type="float">
            <text:p>205722</text:p>
          </table:table-cell>
          <table:table-cell table:number-columns-repeated="2" office:value-type="float" office:value="342870" calcext:value-type="float">
            <text:p>342870</text:p>
          </table:table-cell>
          <table:table-cell office:value-type="float" office:value="205722" calcext:value-type="float">
            <text:p>205722</text:p>
          </table:table-cell>
          <table:table-cell office:value-type="float" office:value="342870" calcext:value-type="float">
            <text:p>342870</text:p>
          </table:table-cell>
          <table:table-cell office:value-type="float" office:value="205722" calcext:value-type="float">
            <text:p>205722</text:p>
          </table:table-cell>
          <table:table-cell office:value-type="float" office:value="342870" calcext:value-type="float">
            <text:p>342870</text:p>
          </table:table-cell>
          <table:table-cell table:number-columns-repeated="2" office:value-type="float" office:value="171651" calcext:value-type="float">
            <text:p>171651</text:p>
          </table:table-cell>
          <table:table-cell table:number-columns-repeated="2" office:value-type="float" office:value="286085" calcext:value-type="float">
            <text:p>286085</text:p>
          </table:table-cell>
          <table:table-cell office:value-type="float" office:value="1131408" calcext:value-type="float">
            <text:p>1131408</text:p>
          </table:table-cell>
          <table:table-cell office:value-type="float" office:value="1885680" calcext:value-type="float">
            <text:p>1885680</text:p>
          </table:table-cell>
          <table:table-cell office:value-type="float" office:value="1131408" calcext:value-type="float">
            <text:p>1131408</text:p>
          </table:table-cell>
          <table:table-cell office:value-type="float" office:value="1885680" calcext:value-type="float">
            <text:p>1885680</text:p>
          </table:table-cell>
          <table:table-cell office:value-type="float" office:value="1131408" calcext:value-type="float">
            <text:p>1131408</text:p>
          </table:table-cell>
          <table:table-cell office:value-type="float" office:value="1885680" calcext:value-type="float">
            <text:p>1885680</text:p>
          </table:table-cell>
          <table:table-cell office:value-type="float" office:value="1131408" calcext:value-type="float">
            <text:p>1131408</text:p>
          </table:table-cell>
          <table:table-cell office:value-type="float" office:value="1885680" calcext:value-type="float">
            <text:p>1885680</text:p>
          </table:table-cell>
          <table:table-cell table:number-columns-repeated="2" office:value-type="float" office:value="3012852" calcext:value-type="float">
            <text:p>3012852</text:p>
          </table:table-cell>
          <table:table-cell table:number-columns-repeated="2" office:value-type="float" office:value="5021420" calcext:value-type="float">
            <text:p>50214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anch Hazards</text:p>
          </table:table-cell>
          <table:table-cell table:number-columns-repeated="2" office:value-type="float" office:value="68574" calcext:value-type="float">
            <text:p>68574</text:p>
          </table:table-cell>
          <table:table-cell table:number-columns-repeated="2" office:value-type="float" office:value="114290" calcext:value-type="float">
            <text:p>114290</text:p>
          </table:table-cell>
          <table:table-cell office:value-type="float" office:value="68574" calcext:value-type="float">
            <text:p>68574</text:p>
          </table:table-cell>
          <table:table-cell office:value-type="float" office:value="114290" calcext:value-type="float">
            <text:p>114290</text:p>
          </table:table-cell>
          <table:table-cell office:value-type="float" office:value="68574" calcext:value-type="float">
            <text:p>68574</text:p>
          </table:table-cell>
          <table:table-cell office:value-type="float" office:value="114290" calcext:value-type="float">
            <text:p>114290</text:p>
          </table:table-cell>
          <table:table-cell table:number-columns-repeated="2" office:value-type="float" office:value="57217" calcext:value-type="float">
            <text:p>57217</text:p>
          </table:table-cell>
          <table:table-cell table:number-columns-repeated="2" office:value-type="float" office:value="95361" calcext:value-type="float">
            <text:p>95361</text:p>
          </table:table-cell>
          <table:table-cell office:value-type="float" office:value="377136" calcext:value-type="float">
            <text:p>377136</text:p>
          </table:table-cell>
          <table:table-cell office:value-type="float" office:value="628560" calcext:value-type="float">
            <text:p>628560</text:p>
          </table:table-cell>
          <table:table-cell office:value-type="float" office:value="377136" calcext:value-type="float">
            <text:p>377136</text:p>
          </table:table-cell>
          <table:table-cell office:value-type="float" office:value="628560" calcext:value-type="float">
            <text:p>628560</text:p>
          </table:table-cell>
          <table:table-cell office:value-type="float" office:value="377136" calcext:value-type="float">
            <text:p>377136</text:p>
          </table:table-cell>
          <table:table-cell office:value-type="float" office:value="628560" calcext:value-type="float">
            <text:p>628560</text:p>
          </table:table-cell>
          <table:table-cell office:value-type="float" office:value="377136" calcext:value-type="float">
            <text:p>377136</text:p>
          </table:table-cell>
          <table:table-cell office:value-type="float" office:value="628560" calcext:value-type="float">
            <text:p>628560</text:p>
          </table:table-cell>
          <table:table-cell table:number-columns-repeated="2" office:value-type="float" office:value="1004284" calcext:value-type="float">
            <text:p>1004284</text:p>
          </table:table-cell>
          <table:table-cell table:number-columns-repeated="2" office:value-type="float" office:value="1673806" calcext:value-type="float">
            <text:p>16738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 Stalls</text:p>
          </table:table-cell>
          <table:table-cell table:number-columns-repeated="4" office:value-type="float" office:value="15874" calcext:value-type="float">
            <text:p>158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17098" calcext:value-type="float">
            <text:p>217098</text:p>
          </table:table-cell>
          <table:table-cell table:number-columns-repeated="2" office:value-type="float" office:value="740555" calcext:value-type="float">
            <text:p>740555</text:p>
          </table:table-cell>
          <table:table-cell table:number-columns-repeated="4" office:value-type="float" office:value="372125" calcext:value-type="float">
            <text:p>3721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467700" calcext:value-type="float">
            <text:p>10467700</text:p>
          </table:table-cell>
          <table:table-cell table:number-columns-repeated="2" office:value-type="float" office:value="26285599" calcext:value-type="float">
            <text:p>26285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 Hazards</text:p>
          </table:table-cell>
          <table:table-cell table:number-columns-repeated="4" office:value-type="float" office:value="15874" calcext:value-type="float">
            <text:p>158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7324" calcext:value-type="float">
            <text:p>147324</text:p>
          </table:table-cell>
          <table:table-cell table:number-columns-repeated="2" office:value-type="float" office:value="299766" calcext:value-type="float">
            <text:p>299766</text:p>
          </table:table-cell>
          <table:table-cell table:number-columns-repeated="4" office:value-type="float" office:value="372125" calcext:value-type="float">
            <text:p>3721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7325664" calcext:value-type="float">
            <text:p>7325664</text:p>
          </table:table-cell>
          <table:table-cell table:number-columns-repeated="2" office:value-type="float" office:value="8097094" calcext:value-type="float">
            <text:p>80970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clos</text:p>
          </table:table-cell>
          <table:table-cell table:number-columns-repeated="2" office:value-type="float" office:value="487224" calcext:value-type="float">
            <text:p>487224</text:p>
          </table:table-cell>
          <table:table-cell table:number-columns-repeated="2" office:value-type="float" office:value="555798" calcext:value-type="float">
            <text:p>555798</text:p>
          </table:table-cell>
          <table:table-cell table:number-columns-repeated="4" office:value-type="float" office:value="736979" calcext:value-type="float">
            <text:p>736979</text:p>
          </table:table-cell>
          <table:table-cell table:number-columns-repeated="2" office:value-type="float" office:value="920006" calcext:value-type="float">
            <text:p>920006</text:p>
          </table:table-cell>
          <table:table-cell table:number-columns-repeated="2" office:value-type="float" office:value="1443463" calcext:value-type="float">
            <text:p>1443463</text:p>
          </table:table-cell>
          <table:table-cell office:value-type="float" office:value="11297623" calcext:value-type="float">
            <text:p>11297623</text:p>
          </table:table-cell>
          <table:table-cell office:value-type="float" office:value="11674759" calcext:value-type="float">
            <text:p>11674759</text:p>
          </table:table-cell>
          <table:table-cell office:value-type="float" office:value="11297623" calcext:value-type="float">
            <text:p>11297623</text:p>
          </table:table-cell>
          <table:table-cell office:value-type="float" office:value="11674759" calcext:value-type="float">
            <text:p>11674759</text:p>
          </table:table-cell>
          <table:table-cell table:number-columns-repeated="4" office:value-type="float" office:value="20719588" calcext:value-type="float">
            <text:p>20719588</text:p>
          </table:table-cell>
          <table:table-cell table:number-columns-repeated="2" office:value-type="float" office:value="33068732" calcext:value-type="float">
            <text:p>33068732</text:p>
          </table:table-cell>
          <table:table-cell table:number-columns-repeated="2" office:value-type="float" office:value="48886631" calcext:value-type="float">
            <text:p>488866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ruções</text:p>
          </table:table-cell>
          <table:table-cell table:number-columns-repeated="12" office:value-type="float" office:value="531257" calcext:value-type="float">
            <text:p>531257</text:p>
          </table:table-cell>
          <table:table-cell table:number-columns-repeated="12" office:value-type="float" office:value="19588180" calcext:value-type="float">
            <text:p>195881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I</text:p>
          </table:table-cell>
          <table:table-cell table:style-name="ce2" table:formula="of:=[.B22]/[.B23]" office:value-type="float" office:value="0.917115445067077" calcext:value-type="float">
            <text:p>0.92</text:p>
          </table:table-cell>
          <table:table-cell table:style-name="ce2" table:formula="of:=[.C22]/[.C23]" office:value-type="float" office:value="0.917115445067077" calcext:value-type="float">
            <text:p>0.92</text:p>
          </table:table-cell>
          <table:table-cell table:style-name="ce2" table:formula="of:=[.D22]/[.D23]" office:value-type="float" office:value="1.0461942148527" calcext:value-type="float">
            <text:p>1.05</text:p>
          </table:table-cell>
          <table:table-cell table:style-name="ce2" table:formula="of:=[.E22]/[.E23]" office:value-type="float" office:value="1.0461942148527" calcext:value-type="float">
            <text:p>1.05</text:p>
          </table:table-cell>
          <table:table-cell table:style-name="ce2" table:formula="of:=[.F22]/[.F23]" office:value-type="float" office:value="1.38723630935687" calcext:value-type="float">
            <text:p>1.39</text:p>
          </table:table-cell>
          <table:table-cell table:style-name="ce2" table:formula="of:=[.G22]/[.G23]" office:value-type="float" office:value="1.38723630935687" calcext:value-type="float">
            <text:p>1.39</text:p>
          </table:table-cell>
          <table:table-cell table:style-name="ce2" table:formula="of:=[.H22]/[.H23]" office:value-type="float" office:value="1.38723630935687" calcext:value-type="float">
            <text:p>1.39</text:p>
          </table:table-cell>
          <table:table-cell table:style-name="ce2" table:formula="of:=[.I22]/[.I23]" office:value-type="float" office:value="1.38723630935687" calcext:value-type="float">
            <text:p>1.39</text:p>
          </table:table-cell>
          <table:table-cell table:style-name="ce2" table:formula="of:=[.J22]/[.J23]" office:value-type="float" office:value="1.73175318160514" calcext:value-type="float">
            <text:p>1.73</text:p>
          </table:table-cell>
          <table:table-cell table:style-name="ce2" table:formula="of:=[.K22]/[.K23]" office:value-type="float" office:value="1.73175318160514" calcext:value-type="float">
            <text:p>1.73</text:p>
          </table:table-cell>
          <table:table-cell table:style-name="ce2" table:formula="of:=[.L22]/[.L23]" office:value-type="float" office:value="2.717071022123" calcext:value-type="float">
            <text:p>2.72</text:p>
          </table:table-cell>
          <table:table-cell table:style-name="ce2" table:formula="of:=[.M22]/[.M23]" office:value-type="float" office:value="2.717071022123" calcext:value-type="float">
            <text:p>2.72</text:p>
          </table:table-cell>
          <table:table-cell table:style-name="ce2" table:formula="of:=[.N22]/[.N23]" office:value-type="float" office:value="0.576757156611793" calcext:value-type="float">
            <text:p>0.58</text:p>
          </table:table-cell>
          <table:table-cell table:style-name="ce2" table:formula="of:=[.O22]/[.O23]" office:value-type="float" office:value="0.596010400149478" calcext:value-type="float">
            <text:p>0.60</text:p>
          </table:table-cell>
          <table:table-cell table:style-name="ce2" table:formula="of:=[.P22]/[.P23]" office:value-type="float" office:value="0.576757156611793" calcext:value-type="float">
            <text:p>0.58</text:p>
          </table:table-cell>
          <table:table-cell table:style-name="ce2" table:formula="of:=[.Q22]/[.Q23]" office:value-type="float" office:value="0.596010400149478" calcext:value-type="float">
            <text:p>0.60</text:p>
          </table:table-cell>
          <table:table-cell table:style-name="ce2" table:formula="of:=[.R22]/[.R23]" office:value-type="float" office:value="1.05775973061305" calcext:value-type="float">
            <text:p>1.06</text:p>
          </table:table-cell>
          <table:table-cell table:style-name="ce2" table:formula="of:=[.S22]/[.S23]" office:value-type="float" office:value="1.05775973061305" calcext:value-type="float">
            <text:p>1.06</text:p>
          </table:table-cell>
          <table:table-cell table:style-name="ce2" table:formula="of:=[.T22]/[.T23]" office:value-type="float" office:value="1.05775973061305" calcext:value-type="float">
            <text:p>1.06</text:p>
          </table:table-cell>
          <table:table-cell table:style-name="ce2" table:formula="of:=[.U22]/[.U23]" office:value-type="float" office:value="1.05775973061305" calcext:value-type="float">
            <text:p>1.06</text:p>
          </table:table-cell>
          <table:table-cell table:style-name="ce2" table:formula="of:=[.V22]/[.V23]" office:value-type="float" office:value="1.68819829101019" calcext:value-type="float">
            <text:p>1.69</text:p>
          </table:table-cell>
          <table:table-cell table:style-name="ce2" table:formula="of:=[.W22]/[.W23]" office:value-type="float" office:value="1.68819829101019" calcext:value-type="float">
            <text:p>1.69</text:p>
          </table:table-cell>
          <table:table-cell table:style-name="ce2" table:formula="of:=[.X22]/[.X23]" office:value-type="float" office:value="2.49572093987292" calcext:value-type="float">
            <text:p>2.50</text:p>
          </table:table-cell>
          <table:table-cell table:style-name="ce2" table:formula="of:=[.Y22]/[.Y23]" office:value-type="float" office:value="2.49572093987292" calcext:value-type="float">
            <text:p>2.5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tempo aprox</text:p>
          </table:table-cell>
          <table:table-cell table:style-name="Default" table:formula="of:=([.B22]+[.B16]*10+[.B17]*600)" office:value-type="float" office:value="539024" calcext:value-type="float">
            <text:p>539024</text:p>
          </table:table-cell>
          <table:table-cell table:style-name="Default" table:formula="of:=([.C22]+[.C16]*10+[.C17]*600)" office:value-type="float" office:value="563544" calcext:value-type="float">
            <text:p>563544</text:p>
          </table:table-cell>
          <table:table-cell table:style-name="Default" table:formula="of:=([.D22]+[.D16]*10+[.D17]*600)" office:value-type="float" office:value="607598" calcext:value-type="float">
            <text:p>607598</text:p>
          </table:table-cell>
          <table:table-cell table:style-name="Default" table:formula="of:=([.E22]+[.E16]*10+[.E17]*600)" office:value-type="float" office:value="632118" calcext:value-type="float">
            <text:p>632118</text:p>
          </table:table-cell>
          <table:table-cell table:style-name="Default" table:formula="of:=([.F22]+[.F16]*10+[.F17]*600)" office:value-type="float" office:value="788779" calcext:value-type="float">
            <text:p>788779</text:p>
          </table:table-cell>
          <table:table-cell table:style-name="Default" table:formula="of:=([.G22]+[.G16]*10+[.G17]*600)" office:value-type="float" office:value="788779" calcext:value-type="float">
            <text:p>788779</text:p>
          </table:table-cell>
          <table:table-cell table:style-name="Default" table:formula="of:=([.H22]+[.H16]*10+[.H17]*600)" office:value-type="float" office:value="813299" calcext:value-type="float">
            <text:p>813299</text:p>
          </table:table-cell>
          <table:table-cell table:style-name="Default" table:formula="of:=([.I22]+[.I16]*10+[.I17]*600)" office:value-type="float" office:value="813299" calcext:value-type="float">
            <text:p>813299</text:p>
          </table:table-cell>
          <table:table-cell table:style-name="Default" table:formula="of:=([.J22]+[.J16]*10+[.J17]*600)" office:value-type="float" office:value="971806" calcext:value-type="float">
            <text:p>971806</text:p>
          </table:table-cell>
          <table:table-cell table:style-name="Default" table:formula="of:=([.K22]+[.K16]*10+[.K17]*600)" office:value-type="float" office:value="996326" calcext:value-type="float">
            <text:p>996326</text:p>
          </table:table-cell>
          <table:table-cell table:style-name="Default" table:formula="of:=([.L22]+[.L16]*10+[.L17]*600)" office:value-type="float" office:value="1495263" calcext:value-type="float">
            <text:p>1495263</text:p>
          </table:table-cell>
          <table:table-cell table:style-name="Default" table:formula="of:=([.M22]+[.M16]*10+[.M17]*600)" office:value-type="float" office:value="1519783" calcext:value-type="float">
            <text:p>1519783</text:p>
          </table:table-cell>
          <table:table-cell table:style-name="Default" table:formula="of:=([.N22]+[.N16]*10+[.N17]*600)" office:value-type="float" office:value="11738163" calcext:value-type="float">
            <text:p>11738163</text:p>
          </table:table-cell>
          <table:table-cell table:style-name="Default" table:formula="of:=([.O22]+[.O16]*10+[.O17]*600)" office:value-type="float" office:value="12115299" calcext:value-type="float">
            <text:p>12115299</text:p>
          </table:table-cell>
          <table:table-cell table:style-name="Default" table:formula="of:=([.P22]+[.P16]*10+[.P17]*600)" office:value-type="float" office:value="13449113" calcext:value-type="float">
            <text:p>13449113</text:p>
          </table:table-cell>
          <table:table-cell table:style-name="Default" table:formula="of:=([.Q22]+[.Q16]*10+[.Q17]*600)" office:value-type="float" office:value="13826249" calcext:value-type="float">
            <text:p>13826249</text:p>
          </table:table-cell>
          <table:table-cell table:style-name="Default" table:formula="of:=([.R22]+[.R16]*10+[.R17]*600)" office:value-type="float" office:value="21160128" calcext:value-type="float">
            <text:p>21160128</text:p>
          </table:table-cell>
          <table:table-cell table:style-name="Default" table:formula="of:=([.S22]+[.S16]*10+[.S17]*600)" office:value-type="float" office:value="21160128" calcext:value-type="float">
            <text:p>21160128</text:p>
          </table:table-cell>
          <table:table-cell table:style-name="Default" table:formula="of:=([.T22]+[.T16]*10+[.T17]*600)" office:value-type="float" office:value="22871078" calcext:value-type="float">
            <text:p>22871078</text:p>
          </table:table-cell>
          <table:table-cell table:style-name="Default" table:formula="of:=([.U22]+[.U16]*10+[.U17]*600)" office:value-type="float" office:value="22871078" calcext:value-type="float">
            <text:p>22871078</text:p>
          </table:table-cell>
          <table:table-cell table:style-name="Default" table:formula="of:=([.V22]+[.V16]*10+[.V17]*600)" office:value-type="float" office:value="33509272" calcext:value-type="float">
            <text:p>33509272</text:p>
          </table:table-cell>
          <table:table-cell table:style-name="Default" table:formula="of:=([.W22]+[.W16]*10+[.W17]*600)" office:value-type="float" office:value="35220222" calcext:value-type="float">
            <text:p>35220222</text:p>
          </table:table-cell>
          <table:table-cell table:style-name="Default" table:formula="of:=([.X22]+[.X16]*10+[.X17]*600)" office:value-type="float" office:value="49327171" calcext:value-type="float">
            <text:p>49327171</text:p>
          </table:table-cell>
          <table:table-cell table:style-name="Default" table:formula="of:=([.Y22]+[.Y16]*10+[.Y17]*600)" office:value-type="float" office:value="51038121" calcext:value-type="float">
            <text:p>51038121</text:p>
          </table:table-cell>
          <table:table-cell table:number-columns-repeated="5"/>
        </table:table-row>
        <table:table-row table:style-name="ro1">
          <table:table-cell table:style-name="Default" table:number-columns-repeated="25"/>
          <table:table-cell table:number-columns-repeated="5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C5a2</text:p>
          </table:table-cell>
          <table:table-cell office:value-type="string" calcext:value-type="string">
            <text:p>C5a1</text:p>
          </table:table-cell>
          <table:table-cell office:value-type="string" calcext:value-type="string">
            <text:p>C5c2</text:p>
          </table:table-cell>
          <table:table-cell office:value-type="string" calcext:value-type="string">
            <text:p>C5c1</text:p>
          </table:table-cell>
          <table:table-cell office:value-type="string" calcext:value-type="string">
            <text:p>C5b2</text:p>
          </table:table-cell>
          <table:table-cell office:value-type="string" calcext:value-type="string">
            <text:p>C5b1</text:p>
          </table:table-cell>
          <table:table-cell office:value-type="string" calcext:value-type="string">
            <text:p>C9a2</text:p>
          </table:table-cell>
          <table:table-cell office:value-type="string" calcext:value-type="string">
            <text:p>C9a1</text:p>
          </table:table-cell>
          <table:table-cell office:value-type="string" calcext:value-type="string">
            <text:p>C9c2</text:p>
          </table:table-cell>
          <table:table-cell office:value-type="string" calcext:value-type="string">
            <text:p>C9c1</text:p>
          </table:table-cell>
          <table:table-cell office:value-type="string" calcext:value-type="string">
            <text:p>C9b2</text:p>
          </table:table-cell>
          <table:table-cell office:value-type="string" calcext:value-type="string">
            <text:p>C9b1</text:p>
          </table:table-cell>
          <table:table-cell office:value-type="string" calcext:value-type="string">
            <text:p>C5c2</text:p>
          </table:table-cell>
          <table:table-cell office:value-type="string" calcext:value-type="string">
            <text:p>C5c1</text:p>
          </table:table-cell>
          <table:table-cell office:value-type="string" calcext:value-type="string">
            <text:p>C5b2</text:p>
          </table:table-cell>
          <table:table-cell office:value-type="string" calcext:value-type="string">
            <text:p>C5b1</text:p>
          </table:table-cell>
          <table:table-cell office:value-type="string" calcext:value-type="string">
            <text:p>C9c2</text:p>
          </table:table-cell>
          <table:table-cell table:style-name="ce3" office:value-type="string" calcext:value-type="string">
            <text:p>C9c1</text:p>
          </table:table-cell>
          <table:table-cell office:value-type="string" calcext:value-type="string">
            <text:p>C9b2</text:p>
          </table:table-cell>
          <table:table-cell office:value-type="string" calcext:value-type="string">
            <text:p>C9b1</text:p>
          </table:table-cell>
          <table:table-cell office:value-type="string" calcext:value-type="string">
            <text:p>C5a2</text:p>
          </table:table-cell>
          <table:table-cell office:value-type="string" calcext:value-type="string">
            <text:p>C5a1</text:p>
          </table:table-cell>
          <table:table-cell office:value-type="string" calcext:value-type="string">
            <text:p>C9a2</text:p>
          </table:table-cell>
          <table:table-cell office:value-type="string" calcext:value-type="string">
            <text:p>C9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a</text:p>
          </table:table-cell>
          <table:table-cell table:number-columns-repeated="12" office:value-type="string" calcext:value-type="string">
            <text:p>bitcount</text:p>
          </table:table-cell>
          <table:table-cell table:number-columns-repeated="12" office:value-type="string" calcext:value-type="string">
            <text:p>qso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 Miss</text:p>
          </table:table-cell>
          <table:table-cell office:value-type="float" office:value="320" calcext:value-type="float">
            <text:p>320</text:p>
          </table:table-cell>
          <table:table-cell office:value-type="float" office:value="612" calcext:value-type="float">
            <text:p>612</text:p>
          </table:table-cell>
          <table:table-cell office:value-type="float" office:value="320" calcext:value-type="float">
            <text:p>320</text:p>
          </table:table-cell>
          <table:table-cell office:value-type="float" office:value="612" calcext:value-type="float">
            <text:p>612</text:p>
          </table:table-cell>
          <table:table-cell office:value-type="float" office:value="320" calcext:value-type="float">
            <text:p>320</text:p>
          </table:table-cell>
          <table:table-cell office:value-type="float" office:value="612" calcext:value-type="float">
            <text:p>612</text:p>
          </table:table-cell>
          <table:table-cell office:value-type="float" office:value="320" calcext:value-type="float">
            <text:p>320</text:p>
          </table:table-cell>
          <table:table-cell office:value-type="float" office:value="612" calcext:value-type="float">
            <text:p>612</text:p>
          </table:table-cell>
          <table:table-cell office:value-type="float" office:value="320" calcext:value-type="float">
            <text:p>320</text:p>
          </table:table-cell>
          <table:table-cell office:value-type="float" office:value="612" calcext:value-type="float">
            <text:p>612</text:p>
          </table:table-cell>
          <table:table-cell office:value-type="float" office:value="320" calcext:value-type="float">
            <text:p>320</text:p>
          </table:table-cell>
          <table:table-cell office:value-type="float" office:value="612" calcext:value-type="float">
            <text:p>612</text:p>
          </table:table-cell>
          <table:table-cell office:value-type="float" office:value="22874" calcext:value-type="float">
            <text:p>22874</text:p>
          </table:table-cell>
          <table:table-cell office:value-type="float" office:value="49069" calcext:value-type="float">
            <text:p>49069</text:p>
          </table:table-cell>
          <table:table-cell office:value-type="float" office:value="22874" calcext:value-type="float">
            <text:p>22874</text:p>
          </table:table-cell>
          <table:table-cell office:value-type="float" office:value="49069" calcext:value-type="float">
            <text:p>49069</text:p>
          </table:table-cell>
          <table:table-cell office:value-type="float" office:value="22874" calcext:value-type="float">
            <text:p>22874</text:p>
          </table:table-cell>
          <table:table-cell office:value-type="float" office:value="49069" calcext:value-type="float">
            <text:p>49069</text:p>
          </table:table-cell>
          <table:table-cell office:value-type="float" office:value="22874" calcext:value-type="float">
            <text:p>22874</text:p>
          </table:table-cell>
          <table:table-cell office:value-type="float" office:value="49069" calcext:value-type="float">
            <text:p>49069</text:p>
          </table:table-cell>
          <table:table-cell office:value-type="float" office:value="22874" calcext:value-type="float">
            <text:p>22874</text:p>
          </table:table-cell>
          <table:table-cell office:value-type="float" office:value="49069" calcext:value-type="float">
            <text:p>49069</text:p>
          </table:table-cell>
          <table:table-cell office:value-type="float" office:value="22874" calcext:value-type="float">
            <text:p>22874</text:p>
          </table:table-cell>
          <table:table-cell office:value-type="float" office:value="49069" calcext:value-type="float">
            <text:p>490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 Miss</text:p>
          </table:table-cell>
          <table:table-cell office:value-type="float" office:value="81" calcext:value-type="float">
            <text:p>81</text:p>
          </table:table-cell>
          <table:table-cell office:value-type="float" office:value="117" calcext:value-type="float">
            <text:p>117</text:p>
          </table:table-cell>
          <table:table-cell office:value-type="float" office:value="81" calcext:value-type="float">
            <text:p>81</text:p>
          </table:table-cell>
          <table:table-cell office:value-type="float" office:value="117" calcext:value-type="float">
            <text:p>117</text:p>
          </table:table-cell>
          <table:table-cell office:value-type="float" office:value="81" calcext:value-type="float">
            <text:p>81</text:p>
          </table:table-cell>
          <table:table-cell office:value-type="float" office:value="117" calcext:value-type="float">
            <text:p>117</text:p>
          </table:table-cell>
          <table:table-cell office:value-type="float" office:value="81" calcext:value-type="float">
            <text:p>81</text:p>
          </table:table-cell>
          <table:table-cell office:value-type="float" office:value="117" calcext:value-type="float">
            <text:p>117</text:p>
          </table:table-cell>
          <table:table-cell office:value-type="float" office:value="81" calcext:value-type="float">
            <text:p>81</text:p>
          </table:table-cell>
          <table:table-cell office:value-type="float" office:value="117" calcext:value-type="float">
            <text:p>117</text:p>
          </table:table-cell>
          <table:table-cell office:value-type="float" office:value="81" calcext:value-type="float">
            <text:p>81</text:p>
          </table:table-cell>
          <table:table-cell office:value-type="float" office:value="117" calcext:value-type="float">
            <text:p>117</text:p>
          </table:table-cell>
          <table:table-cell office:value-type="float" office:value="353" calcext:value-type="float">
            <text:p>353</text:p>
          </table:table-cell>
          <table:table-cell office:value-type="float" office:value="2768" calcext:value-type="float">
            <text:p>2768</text:p>
          </table:table-cell>
          <table:table-cell office:value-type="float" office:value="353" calcext:value-type="float">
            <text:p>353</text:p>
          </table:table-cell>
          <table:table-cell office:value-type="float" office:value="2768" calcext:value-type="float">
            <text:p>2768</text:p>
          </table:table-cell>
          <table:table-cell office:value-type="float" office:value="353" calcext:value-type="float">
            <text:p>353</text:p>
          </table:table-cell>
          <table:table-cell office:value-type="float" office:value="2768" calcext:value-type="float">
            <text:p>2768</text:p>
          </table:table-cell>
          <table:table-cell office:value-type="float" office:value="353" calcext:value-type="float">
            <text:p>353</text:p>
          </table:table-cell>
          <table:table-cell office:value-type="float" office:value="2768" calcext:value-type="float">
            <text:p>2768</text:p>
          </table:table-cell>
          <table:table-cell office:value-type="float" office:value="353" calcext:value-type="float">
            <text:p>353</text:p>
          </table:table-cell>
          <table:table-cell office:value-type="float" office:value="2768" calcext:value-type="float">
            <text:p>2768</text:p>
          </table:table-cell>
          <table:table-cell office:value-type="float" office:value="353" calcext:value-type="float">
            <text:p>353</text:p>
          </table:table-cell>
          <table:table-cell office:value-type="float" office:value="2768" calcext:value-type="float">
            <text:p>2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anch Stalls</text:p>
          </table:table-cell>
          <table:table-cell table:number-columns-repeated="2" office:value-type="float" office:value="171651" calcext:value-type="float">
            <text:p>171651</text:p>
          </table:table-cell>
          <table:table-cell table:number-columns-repeated="4" office:value-type="float" office:value="205722" calcext:value-type="float">
            <text:p>205722</text:p>
          </table:table-cell>
          <table:table-cell table:number-columns-repeated="2" office:value-type="float" office:value="286085" calcext:value-type="float">
            <text:p>286085</text:p>
          </table:table-cell>
          <table:table-cell table:number-columns-repeated="4" office:value-type="float" office:value="342870" calcext:value-type="float">
            <text:p>342870</text:p>
          </table:table-cell>
          <table:table-cell table:number-columns-repeated="4" office:value-type="float" office:value="1131408" calcext:value-type="float">
            <text:p>1131408</text:p>
          </table:table-cell>
          <table:table-cell table:number-columns-repeated="4" office:value-type="float" office:value="1885680" calcext:value-type="float">
            <text:p>1885680</text:p>
          </table:table-cell>
          <table:table-cell table:number-columns-repeated="2" office:value-type="float" office:value="3012852" calcext:value-type="float">
            <text:p>3012852</text:p>
          </table:table-cell>
          <table:table-cell table:number-columns-repeated="2" office:value-type="float" office:value="5021420" calcext:value-type="float">
            <text:p>50214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anch Hazards</text:p>
          </table:table-cell>
          <table:table-cell table:number-columns-repeated="2" office:value-type="float" office:value="57217" calcext:value-type="float">
            <text:p>57217</text:p>
          </table:table-cell>
          <table:table-cell table:number-columns-repeated="4" office:value-type="float" office:value="68574" calcext:value-type="float">
            <text:p>68574</text:p>
          </table:table-cell>
          <table:table-cell table:number-columns-repeated="2" office:value-type="float" office:value="95361" calcext:value-type="float">
            <text:p>95361</text:p>
          </table:table-cell>
          <table:table-cell table:number-columns-repeated="4" office:value-type="float" office:value="114290" calcext:value-type="float">
            <text:p>114290</text:p>
          </table:table-cell>
          <table:table-cell table:number-columns-repeated="4" office:value-type="float" office:value="377136" calcext:value-type="float">
            <text:p>377136</text:p>
          </table:table-cell>
          <table:table-cell table:number-columns-repeated="4" office:value-type="float" office:value="628560" calcext:value-type="float">
            <text:p>628560</text:p>
          </table:table-cell>
          <table:table-cell table:number-columns-repeated="2" office:value-type="float" office:value="1004284" calcext:value-type="float">
            <text:p>1004284</text:p>
          </table:table-cell>
          <table:table-cell table:number-columns-repeated="2" office:value-type="float" office:value="1673806" calcext:value-type="float">
            <text:p>16738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 Stalls</text:p>
          </table:table-cell>
          <table:table-cell table:number-columns-repeated="2" office:value-type="float" office:value="217098" calcext:value-type="float">
            <text:p>217098</text:p>
          </table:table-cell>
          <table:table-cell table:number-columns-repeated="2" office:value-type="float" office:value="15874" calcext:value-type="float">
            <text:p>158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40555" calcext:value-type="float">
            <text:p>740555</text:p>
          </table:table-cell>
          <table:table-cell table:number-columns-repeated="2" office:value-type="float" office:value="15874" calcext:value-type="float">
            <text:p>158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72125" calcext:value-type="float">
            <text:p>372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72125" calcext:value-type="float">
            <text:p>372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467700" calcext:value-type="float">
            <text:p>10467700</text:p>
          </table:table-cell>
          <table:table-cell table:number-columns-repeated="2" office:value-type="float" office:value="26285599" calcext:value-type="float">
            <text:p>26285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 Hazards</text:p>
          </table:table-cell>
          <table:table-cell table:number-columns-repeated="2" office:value-type="float" office:value="147324" calcext:value-type="float">
            <text:p>147324</text:p>
          </table:table-cell>
          <table:table-cell table:number-columns-repeated="2" office:value-type="float" office:value="15874" calcext:value-type="float">
            <text:p>158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9766" calcext:value-type="float">
            <text:p>299766</text:p>
          </table:table-cell>
          <table:table-cell table:number-columns-repeated="2" office:value-type="float" office:value="15874" calcext:value-type="float">
            <text:p>158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72125" calcext:value-type="float">
            <text:p>372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72125" calcext:value-type="float">
            <text:p>372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25664" calcext:value-type="float">
            <text:p>7325664</text:p>
          </table:table-cell>
          <table:table-cell table:number-columns-repeated="2" office:value-type="float" office:value="8097094" calcext:value-type="float">
            <text:p>80970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clos</text:p>
          </table:table-cell>
          <table:table-cell table:number-columns-repeated="2" office:value-type="float" office:value="920006" calcext:value-type="float">
            <text:p>920006</text:p>
          </table:table-cell>
          <table:table-cell table:number-columns-repeated="2" office:value-type="float" office:value="487224" calcext:value-type="float">
            <text:p>487224</text:p>
          </table:table-cell>
          <table:table-cell table:number-columns-repeated="2" office:value-type="float" office:value="736979" calcext:value-type="float">
            <text:p>736979</text:p>
          </table:table-cell>
          <table:table-cell table:number-columns-repeated="2" office:value-type="float" office:value="1443463" calcext:value-type="float">
            <text:p>1443463</text:p>
          </table:table-cell>
          <table:table-cell table:number-columns-repeated="2" office:value-type="float" office:value="555798" calcext:value-type="float">
            <text:p>555798</text:p>
          </table:table-cell>
          <table:table-cell table:number-columns-repeated="2" office:value-type="float" office:value="736979" calcext:value-type="float">
            <text:p>736979</text:p>
          </table:table-cell>
          <table:table-cell table:number-columns-repeated="2" office:value-type="float" office:value="11297623" calcext:value-type="float">
            <text:p>11297623</text:p>
          </table:table-cell>
          <table:table-cell table:number-columns-repeated="2" office:value-type="float" office:value="20719588" calcext:value-type="float">
            <text:p>20719588</text:p>
          </table:table-cell>
          <table:table-cell table:number-columns-repeated="2" office:value-type="float" office:value="11674759" calcext:value-type="float">
            <text:p>11674759</text:p>
          </table:table-cell>
          <table:table-cell table:number-columns-repeated="2" office:value-type="float" office:value="20719588" calcext:value-type="float">
            <text:p>20719588</text:p>
          </table:table-cell>
          <table:table-cell table:number-columns-repeated="2" office:value-type="float" office:value="33068732" calcext:value-type="float">
            <text:p>33068732</text:p>
          </table:table-cell>
          <table:table-cell table:number-columns-repeated="2" office:value-type="float" office:value="48886631" calcext:value-type="float">
            <text:p>488866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ruções</text:p>
          </table:table-cell>
          <table:table-cell table:number-columns-repeated="12" office:value-type="float" office:value="531257" calcext:value-type="float">
            <text:p>531257</text:p>
          </table:table-cell>
          <table:table-cell table:number-columns-repeated="12" office:value-type="float" office:value="19588180" calcext:value-type="float">
            <text:p>195881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I</text:p>
          </table:table-cell>
          <table:table-cell table:style-name="ce2" table:formula="of:=[.B35]/[.B36]" office:value-type="float" office:value="1.73175318160514" calcext:value-type="float">
            <text:p>1.73</text:p>
          </table:table-cell>
          <table:table-cell table:style-name="ce2" table:formula="of:=[.C35]/[.C36]" office:value-type="float" office:value="1.73175318160514" calcext:value-type="float">
            <text:p>1.73</text:p>
          </table:table-cell>
          <table:table-cell table:style-name="ce2" table:formula="of:=[.D35]/[.D36]" office:value-type="float" office:value="0.917115445067077" calcext:value-type="float">
            <text:p>0.92</text:p>
          </table:table-cell>
          <table:table-cell table:style-name="ce2" table:formula="of:=[.E35]/[.E36]" office:value-type="float" office:value="0.917115445067077" calcext:value-type="float">
            <text:p>0.92</text:p>
          </table:table-cell>
          <table:table-cell table:style-name="ce2" table:formula="of:=[.F35]/[.F36]" office:value-type="float" office:value="1.38723630935687" calcext:value-type="float">
            <text:p>1.39</text:p>
          </table:table-cell>
          <table:table-cell table:style-name="ce2" table:formula="of:=[.G35]/[.G36]" office:value-type="float" office:value="1.38723630935687" calcext:value-type="float">
            <text:p>1.39</text:p>
          </table:table-cell>
          <table:table-cell table:style-name="ce2" table:formula="of:=[.H35]/[.H36]" office:value-type="float" office:value="2.717071022123" calcext:value-type="float">
            <text:p>2.72</text:p>
          </table:table-cell>
          <table:table-cell table:style-name="ce2" table:formula="of:=[.I35]/[.I36]" office:value-type="float" office:value="2.717071022123" calcext:value-type="float">
            <text:p>2.72</text:p>
          </table:table-cell>
          <table:table-cell table:style-name="ce2" table:formula="of:=[.J35]/[.J36]" office:value-type="float" office:value="1.0461942148527" calcext:value-type="float">
            <text:p>1.05</text:p>
          </table:table-cell>
          <table:table-cell table:style-name="ce2" table:formula="of:=[.K35]/[.K36]" office:value-type="float" office:value="1.0461942148527" calcext:value-type="float">
            <text:p>1.05</text:p>
          </table:table-cell>
          <table:table-cell table:style-name="ce2" table:formula="of:=[.L35]/[.L36]" office:value-type="float" office:value="1.38723630935687" calcext:value-type="float">
            <text:p>1.39</text:p>
          </table:table-cell>
          <table:table-cell table:style-name="ce2" table:formula="of:=[.M35]/[.M36]" office:value-type="float" office:value="1.38723630935687" calcext:value-type="float">
            <text:p>1.39</text:p>
          </table:table-cell>
          <table:table-cell table:style-name="ce2" table:formula="of:=[.N35]/[.N36]" office:value-type="float" office:value="0.576757156611793" calcext:value-type="float">
            <text:p>0.58</text:p>
          </table:table-cell>
          <table:table-cell table:style-name="ce2" table:formula="of:=[.O35]/[.O36]" office:value-type="float" office:value="0.576757156611793" calcext:value-type="float">
            <text:p>0.58</text:p>
          </table:table-cell>
          <table:table-cell table:style-name="ce2" table:formula="of:=[.P35]/[.P36]" office:value-type="float" office:value="1.05775973061305" calcext:value-type="float">
            <text:p>1.06</text:p>
          </table:table-cell>
          <table:table-cell table:style-name="ce2" table:formula="of:=[.Q35]/[.Q36]" office:value-type="float" office:value="1.05775973061305" calcext:value-type="float">
            <text:p>1.06</text:p>
          </table:table-cell>
          <table:table-cell table:style-name="ce2" table:formula="of:=[.R35]/[.R36]" office:value-type="float" office:value="0.596010400149478" calcext:value-type="float">
            <text:p>0.60</text:p>
          </table:table-cell>
          <table:table-cell table:style-name="ce2" table:formula="of:=[.S35]/[.S36]" office:value-type="float" office:value="0.596010400149478" calcext:value-type="float">
            <text:p>0.60</text:p>
          </table:table-cell>
          <table:table-cell table:style-name="ce2" table:formula="of:=[.T35]/[.T36]" office:value-type="float" office:value="1.05775973061305" calcext:value-type="float">
            <text:p>1.06</text:p>
          </table:table-cell>
          <table:table-cell table:style-name="ce2" table:formula="of:=[.U35]/[.U36]" office:value-type="float" office:value="1.05775973061305" calcext:value-type="float">
            <text:p>1.06</text:p>
          </table:table-cell>
          <table:table-cell table:style-name="ce2" table:formula="of:=[.V35]/[.V36]" office:value-type="float" office:value="1.68819829101019" calcext:value-type="float">
            <text:p>1.69</text:p>
          </table:table-cell>
          <table:table-cell table:style-name="ce2" table:formula="of:=[.W35]/[.W36]" office:value-type="float" office:value="1.68819829101019" calcext:value-type="float">
            <text:p>1.69</text:p>
          </table:table-cell>
          <table:table-cell table:style-name="ce2" table:formula="of:=[.X35]/[.X36]" office:value-type="float" office:value="2.49572093987292" calcext:value-type="float">
            <text:p>2.50</text:p>
          </table:table-cell>
          <table:table-cell table:style-name="ce2" table:formula="of:=[.Y35]/[.Y36]" office:value-type="float" office:value="2.49572093987292" calcext:value-type="float">
            <text:p>2.5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tempo aprox</text:p>
          </table:table-cell>
          <table:table-cell table:style-name="Default" table:formula="of:=([.B35]+[.B29]*10+[.B30]*600)" office:value-type="float" office:value="971806" calcext:value-type="float">
            <text:p>971806</text:p>
          </table:table-cell>
          <table:table-cell table:style-name="Default" table:formula="of:=([.C35]+[.C29]*10+[.C30]*600)" office:value-type="float" office:value="996326" calcext:value-type="float">
            <text:p>996326</text:p>
          </table:table-cell>
          <table:table-cell table:style-name="Default" table:formula="of:=([.D35]+[.D29]*10+[.D30]*600)" office:value-type="float" office:value="539024" calcext:value-type="float">
            <text:p>539024</text:p>
          </table:table-cell>
          <table:table-cell table:style-name="Default" table:formula="of:=([.E35]+[.E29]*10+[.E30]*600)" office:value-type="float" office:value="563544" calcext:value-type="float">
            <text:p>563544</text:p>
          </table:table-cell>
          <table:table-cell table:style-name="Default" table:formula="of:=([.F35]+[.F29]*10+[.F30]*600)" office:value-type="float" office:value="788779" calcext:value-type="float">
            <text:p>788779</text:p>
          </table:table-cell>
          <table:table-cell table:style-name="Default" table:formula="of:=([.G35]+[.G29]*10+[.G30]*600)" office:value-type="float" office:value="813299" calcext:value-type="float">
            <text:p>813299</text:p>
          </table:table-cell>
          <table:table-cell table:style-name="Default" table:formula="of:=([.H35]+[.H29]*10+[.H30]*600)" office:value-type="float" office:value="1495263" calcext:value-type="float">
            <text:p>1495263</text:p>
          </table:table-cell>
          <table:table-cell table:style-name="Default" table:formula="of:=([.I35]+[.I29]*10+[.I30]*600)" office:value-type="float" office:value="1519783" calcext:value-type="float">
            <text:p>1519783</text:p>
          </table:table-cell>
          <table:table-cell table:style-name="Default" table:formula="of:=([.J35]+[.J29]*10+[.J30]*600)" office:value-type="float" office:value="607598" calcext:value-type="float">
            <text:p>607598</text:p>
          </table:table-cell>
          <table:table-cell table:style-name="Default" table:formula="of:=([.K35]+[.K29]*10+[.K30]*600)" office:value-type="float" office:value="632118" calcext:value-type="float">
            <text:p>632118</text:p>
          </table:table-cell>
          <table:table-cell table:style-name="Default" table:formula="of:=([.L35]+[.L29]*10+[.L30]*600)" office:value-type="float" office:value="788779" calcext:value-type="float">
            <text:p>788779</text:p>
          </table:table-cell>
          <table:table-cell table:style-name="Default" table:formula="of:=([.M35]+[.M29]*10+[.M30]*600)" office:value-type="float" office:value="813299" calcext:value-type="float">
            <text:p>813299</text:p>
          </table:table-cell>
          <table:table-cell table:style-name="Default" table:formula="of:=([.N35]+[.N29]*10+[.N30]*600)" office:value-type="float" office:value="11738163" calcext:value-type="float">
            <text:p>11738163</text:p>
          </table:table-cell>
          <table:table-cell table:style-name="Default" table:formula="of:=([.O35]+[.O29]*10+[.O30]*600)" office:value-type="float" office:value="13449113" calcext:value-type="float">
            <text:p>13449113</text:p>
          </table:table-cell>
          <table:table-cell table:style-name="Default" table:formula="of:=([.P35]+[.P29]*10+[.P30]*600)" office:value-type="float" office:value="21160128" calcext:value-type="float">
            <text:p>21160128</text:p>
          </table:table-cell>
          <table:table-cell table:style-name="Default" table:formula="of:=([.Q35]+[.Q29]*10+[.Q30]*600)" office:value-type="float" office:value="22871078" calcext:value-type="float">
            <text:p>22871078</text:p>
          </table:table-cell>
          <table:table-cell table:style-name="Default" table:formula="of:=([.R35]+[.R29]*10+[.R30]*600)" office:value-type="float" office:value="12115299" calcext:value-type="float">
            <text:p>12115299</text:p>
          </table:table-cell>
          <table:table-cell table:style-name="Default" table:formula="of:=([.S35]+[.S29]*10+[.S30]*600)" office:value-type="float" office:value="13826249" calcext:value-type="float">
            <text:p>13826249</text:p>
          </table:table-cell>
          <table:table-cell table:style-name="Default" table:formula="of:=([.T35]+[.T29]*10+[.T30]*600)" office:value-type="float" office:value="21160128" calcext:value-type="float">
            <text:p>21160128</text:p>
          </table:table-cell>
          <table:table-cell table:style-name="Default" table:formula="of:=([.U35]+[.U29]*10+[.U30]*600)" office:value-type="float" office:value="22871078" calcext:value-type="float">
            <text:p>22871078</text:p>
          </table:table-cell>
          <table:table-cell table:style-name="Default" table:formula="of:=([.V35]+[.V29]*10+[.V30]*600)" office:value-type="float" office:value="33509272" calcext:value-type="float">
            <text:p>33509272</text:p>
          </table:table-cell>
          <table:table-cell table:style-name="Default" table:formula="of:=([.W35]+[.W29]*10+[.W30]*600)" office:value-type="float" office:value="35220222" calcext:value-type="float">
            <text:p>35220222</text:p>
          </table:table-cell>
          <table:table-cell table:style-name="Default" table:formula="of:=([.X35]+[.X29]*10+[.X30]*600)" office:value-type="float" office:value="49327171" calcext:value-type="float">
            <text:p>49327171</text:p>
          </table:table-cell>
          <table:table-cell table:style-name="Default" table:formula="of:=([.Y35]+[.Y29]*10+[.Y30]*600)" office:value-type="float" office:value="51038121" calcext:value-type="float">
            <text:p>51038121</text:p>
          </table:table-cell>
          <table:table-cell table:number-columns-repeated="5"/>
        </table:table-row>
        <table:table-row table:style-name="ro1" table:number-rows-repeated="7">
          <table:table-cell table:style-name="Default" table:number-columns-repeated="25"/>
          <table:table-cell table:number-columns-repeated="5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C5c2</text:p>
          </table:table-cell>
          <table:table-cell office:value-type="string" calcext:value-type="string">
            <text:p>C9a1</text:p>
          </table:table-cell>
          <table:table-cell office:value-type="string" calcext:value-type="string">
            <text:p>C5c2</text:p>
          </table:table-cell>
          <table:table-cell office:value-type="string" calcext:value-type="string">
            <text:p>C9a1</text:p>
          </table:table-cell>
          <table:table-cell/>
          <table:table-cell office:value-type="string" calcext:value-type="string">
            <text:p>Config</text:p>
          </table:table-cell>
          <table:table-cell office:value-type="string" calcext:value-type="string">
            <text:p>C5a2</text:p>
          </table:table-cell>
          <table:table-cell office:value-type="string" calcext:value-type="string">
            <text:p>C9b1</text:p>
          </table:table-cell>
          <table:table-cell office:value-type="string" calcext:value-type="string">
            <text:p>C5c2</text:p>
          </table:table-cell>
          <table:table-cell office:value-type="string" calcext:value-type="string">
            <text:p>C9a1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table:style-name="ce3"/>
          <table:table-cell table:style-name="ce1" table:number-columns-repeated="5"/>
        </table:table-row>
        <table:table-row table:style-name="ro1">
          <table:table-cell office:value-type="string" calcext:value-type="string">
            <text:p>Programa</text:p>
          </table:table-cell>
          <table:table-cell table:number-columns-repeated="2" office:value-type="string" calcext:value-type="string">
            <text:p>bitcount</text:p>
          </table:table-cell>
          <table:table-cell table:number-columns-repeated="2" office:value-type="string" calcext:value-type="string">
            <text:p>qsort</text:p>
          </table:table-cell>
          <table:table-cell/>
          <table:table-cell office:value-type="string" calcext:value-type="string">
            <text:p>Programa</text:p>
          </table:table-cell>
          <table:table-cell table:number-columns-repeated="2" office:value-type="string" calcext:value-type="string">
            <text:p>bitcount</text:p>
          </table:table-cell>
          <table:table-cell table:number-columns-repeated="2" office:value-type="string" calcext:value-type="string">
            <text:p>qsort</text:p>
          </table:table-cell>
          <table:table-cell table:number-columns-repeated="7"/>
          <table:table-cell table:style-name="Default" table:number-columns-repeated="3"/>
          <table:table-cell table:number-columns-repeated="4"/>
          <table:table-cell table:style-name="ce1" table:number-columns-repeated="5"/>
        </table:table-row>
        <table:table-row table:style-name="ro1">
          <table:table-cell office:value-type="string" calcext:value-type="string">
            <text:p>L1 Miss</text:p>
          </table:table-cell>
          <table:table-cell office:value-type="float" office:value="320" calcext:value-type="float">
            <text:p>320</text:p>
          </table:table-cell>
          <table:table-cell office:value-type="float" office:value="612" calcext:value-type="float">
            <text:p>612</text:p>
          </table:table-cell>
          <table:table-cell office:value-type="float" office:value="22874" calcext:value-type="float">
            <text:p>22874</text:p>
          </table:table-cell>
          <table:table-cell office:value-type="float" office:value="49069" calcext:value-type="float">
            <text:p>49069</text:p>
          </table:table-cell>
          <table:table-cell/>
          <table:table-cell office:value-type="string" calcext:value-type="string">
            <text:p>L1 Miss</text:p>
          </table:table-cell>
          <table:table-cell office:value-type="float" office:value="320" calcext:value-type="float">
            <text:p>320</text:p>
          </table:table-cell>
          <table:table-cell office:value-type="float" office:value="612" calcext:value-type="float">
            <text:p>612</text:p>
          </table:table-cell>
          <table:table-cell office:value-type="float" office:value="22874" calcext:value-type="float">
            <text:p>22874</text:p>
          </table:table-cell>
          <table:table-cell office:value-type="float" office:value="49069" calcext:value-type="float">
            <text:p>49069</text:p>
          </table:table-cell>
          <table:table-cell table:number-columns-repeated="7"/>
          <table:table-cell table:style-name="Default" table:number-columns-repeated="3"/>
          <table:table-cell table:number-columns-repeated="4"/>
          <table:table-cell table:style-name="ce1" table:number-columns-repeated="5"/>
        </table:table-row>
        <table:table-row table:style-name="ro1">
          <table:table-cell office:value-type="string" calcext:value-type="string">
            <text:p>L2 Miss</text:p>
          </table:table-cell>
          <table:table-cell office:value-type="float" office:value="81" calcext:value-type="float">
            <text:p>81</text:p>
          </table:table-cell>
          <table:table-cell office:value-type="float" office:value="117" calcext:value-type="float">
            <text:p>117</text:p>
          </table:table-cell>
          <table:table-cell office:value-type="float" office:value="353" calcext:value-type="float">
            <text:p>353</text:p>
          </table:table-cell>
          <table:table-cell office:value-type="float" office:value="2768" calcext:value-type="float">
            <text:p>2768</text:p>
          </table:table-cell>
          <table:table-cell/>
          <table:table-cell office:value-type="string" calcext:value-type="string">
            <text:p>L2 Miss</text:p>
          </table:table-cell>
          <table:table-cell office:value-type="float" office:value="81" calcext:value-type="float">
            <text:p>81</text:p>
          </table:table-cell>
          <table:table-cell office:value-type="float" office:value="117" calcext:value-type="float">
            <text:p>117</text:p>
          </table:table-cell>
          <table:table-cell office:value-type="float" office:value="353" calcext:value-type="float">
            <text:p>353</text:p>
          </table:table-cell>
          <table:table-cell office:value-type="float" office:value="2768" calcext:value-type="float">
            <text:p>2768</text:p>
          </table:table-cell>
          <table:table-cell table:number-columns-repeated="7"/>
          <table:table-cell table:style-name="Default" table:number-columns-repeated="3"/>
          <table:table-cell table:number-columns-repeated="4"/>
          <table:table-cell table:style-name="ce1" table:number-columns-repeated="5"/>
        </table:table-row>
        <table:table-row table:style-name="ro1">
          <table:table-cell office:value-type="string" calcext:value-type="string">
            <text:p>Branch Stalls</text:p>
          </table:table-cell>
          <table:table-cell office:value-type="float" office:value="205722" calcext:value-type="float">
            <text:p>205722</text:p>
          </table:table-cell>
          <table:table-cell office:value-type="float" office:value="286085" calcext:value-type="float">
            <text:p>286085</text:p>
          </table:table-cell>
          <table:table-cell office:value-type="float" office:value="1131408" calcext:value-type="float">
            <text:p>1131408</text:p>
          </table:table-cell>
          <table:table-cell office:value-type="float" office:value="5021420" calcext:value-type="float">
            <text:p>5021420</text:p>
          </table:table-cell>
          <table:table-cell/>
          <table:table-cell office:value-type="string" calcext:value-type="string">
            <text:p>Branch Stalls</text:p>
          </table:table-cell>
          <table:table-cell office:value-type="float" office:value="171651" calcext:value-type="float">
            <text:p>171651</text:p>
          </table:table-cell>
          <table:table-cell office:value-type="float" office:value="342870" calcext:value-type="float">
            <text:p>342870</text:p>
          </table:table-cell>
          <table:table-cell office:value-type="float" office:value="1131408" calcext:value-type="float">
            <text:p>1131408</text:p>
          </table:table-cell>
          <table:table-cell office:value-type="float" office:value="5021420" calcext:value-type="float">
            <text:p>5021420</text:p>
          </table:table-cell>
          <table:table-cell table:number-columns-repeated="7"/>
          <table:table-cell table:style-name="Default" table:number-columns-repeated="3"/>
          <table:table-cell table:number-columns-repeated="4"/>
          <table:table-cell table:style-name="ce1" table:number-columns-repeated="5"/>
        </table:table-row>
        <table:table-row table:style-name="ro1">
          <table:table-cell office:value-type="string" calcext:value-type="string">
            <text:p>Branch Hazards</text:p>
          </table:table-cell>
          <table:table-cell office:value-type="float" office:value="68574" calcext:value-type="float">
            <text:p>68574</text:p>
          </table:table-cell>
          <table:table-cell office:value-type="float" office:value="95361" calcext:value-type="float">
            <text:p>95361</text:p>
          </table:table-cell>
          <table:table-cell office:value-type="float" office:value="377136" calcext:value-type="float">
            <text:p>377136</text:p>
          </table:table-cell>
          <table:table-cell office:value-type="float" office:value="1673806" calcext:value-type="float">
            <text:p>1673806</text:p>
          </table:table-cell>
          <table:table-cell/>
          <table:table-cell office:value-type="string" calcext:value-type="string">
            <text:p>Branch Hazards</text:p>
          </table:table-cell>
          <table:table-cell office:value-type="float" office:value="57217" calcext:value-type="float">
            <text:p>57217</text:p>
          </table:table-cell>
          <table:table-cell office:value-type="float" office:value="114290" calcext:value-type="float">
            <text:p>114290</text:p>
          </table:table-cell>
          <table:table-cell office:value-type="float" office:value="377136" calcext:value-type="float">
            <text:p>377136</text:p>
          </table:table-cell>
          <table:table-cell office:value-type="float" office:value="1673806" calcext:value-type="float">
            <text:p>1673806</text:p>
          </table:table-cell>
          <table:table-cell table:number-columns-repeated="7"/>
          <table:table-cell table:style-name="Default" table:number-columns-repeated="3"/>
          <table:table-cell table:number-columns-repeated="4"/>
          <table:table-cell table:style-name="ce1" table:number-columns-repeated="5"/>
        </table:table-row>
        <table:table-row table:style-name="ro1">
          <table:table-cell office:value-type="string" calcext:value-type="string">
            <text:p>Data Stalls</text:p>
          </table:table-cell>
          <table:table-cell office:value-type="float" office:value="15874" calcext:value-type="float">
            <text:p>15874</text:p>
          </table:table-cell>
          <table:table-cell office:value-type="float" office:value="740555" calcext:value-type="float">
            <text:p>740555</text:p>
          </table:table-cell>
          <table:table-cell office:value-type="float" office:value="372125" calcext:value-type="float">
            <text:p>372125</text:p>
          </table:table-cell>
          <table:table-cell office:value-type="float" office:value="26285599" calcext:value-type="float">
            <text:p>26285599</text:p>
          </table:table-cell>
          <table:table-cell/>
          <table:table-cell office:value-type="string" calcext:value-type="string">
            <text:p>Data Stalls</text:p>
          </table:table-cell>
          <table:table-cell office:value-type="float" office:value="217098" calcext:value-type="float">
            <text:p>217098</text:p>
          </table:table-cell>
          <table:table-cell office:value-type="float" office:value="0" calcext:value-type="float">
            <text:p>0</text:p>
          </table:table-cell>
          <table:table-cell office:value-type="float" office:value="372125" calcext:value-type="float">
            <text:p>372125</text:p>
          </table:table-cell>
          <table:table-cell office:value-type="float" office:value="26285599" calcext:value-type="float">
            <text:p>26285599</text:p>
          </table:table-cell>
          <table:table-cell table:number-columns-repeated="7"/>
          <table:table-cell table:style-name="Default" table:number-columns-repeated="3"/>
          <table:table-cell table:number-columns-repeated="4"/>
          <table:table-cell table:style-name="ce1" table:number-columns-repeated="5"/>
        </table:table-row>
        <table:table-row table:style-name="ro1">
          <table:table-cell office:value-type="string" calcext:value-type="string">
            <text:p>Data Hazards</text:p>
          </table:table-cell>
          <table:table-cell office:value-type="float" office:value="15874" calcext:value-type="float">
            <text:p>15874</text:p>
          </table:table-cell>
          <table:table-cell office:value-type="float" office:value="299766" calcext:value-type="float">
            <text:p>299766</text:p>
          </table:table-cell>
          <table:table-cell office:value-type="float" office:value="372125" calcext:value-type="float">
            <text:p>372125</text:p>
          </table:table-cell>
          <table:table-cell office:value-type="float" office:value="8097094" calcext:value-type="float">
            <text:p>8097094</text:p>
          </table:table-cell>
          <table:table-cell/>
          <table:table-cell office:value-type="string" calcext:value-type="string">
            <text:p>Data Hazards</text:p>
          </table:table-cell>
          <table:table-cell office:value-type="float" office:value="147324" calcext:value-type="float">
            <text:p>147324</text:p>
          </table:table-cell>
          <table:table-cell office:value-type="float" office:value="0" calcext:value-type="float">
            <text:p>0</text:p>
          </table:table-cell>
          <table:table-cell office:value-type="float" office:value="372125" calcext:value-type="float">
            <text:p>372125</text:p>
          </table:table-cell>
          <table:table-cell office:value-type="float" office:value="8097094" calcext:value-type="float">
            <text:p>8097094</text:p>
          </table:table-cell>
          <table:table-cell table:number-columns-repeated="7"/>
          <table:table-cell table:style-name="Default" table:number-columns-repeated="3"/>
          <table:table-cell table:number-columns-repeated="4"/>
          <table:table-cell table:style-name="ce1" table:number-columns-repeated="5"/>
        </table:table-row>
        <table:table-row table:style-name="ro1">
          <table:table-cell office:value-type="string" calcext:value-type="string">
            <text:p>Ciclos</text:p>
          </table:table-cell>
          <table:table-cell office:value-type="float" office:value="487224" calcext:value-type="float">
            <text:p>487224</text:p>
          </table:table-cell>
          <table:table-cell office:value-type="float" office:value="1443463" calcext:value-type="float">
            <text:p>1443463</text:p>
          </table:table-cell>
          <table:table-cell office:value-type="float" office:value="11297623" calcext:value-type="float">
            <text:p>11297623</text:p>
          </table:table-cell>
          <table:table-cell office:value-type="float" office:value="48886631" calcext:value-type="float">
            <text:p>48886631</text:p>
          </table:table-cell>
          <table:table-cell/>
          <table:table-cell office:value-type="string" calcext:value-type="string">
            <text:p>Ciclos</text:p>
          </table:table-cell>
          <table:table-cell office:value-type="float" office:value="920006" calcext:value-type="float">
            <text:p>920006</text:p>
          </table:table-cell>
          <table:table-cell office:value-type="float" office:value="736979" calcext:value-type="float">
            <text:p>736979</text:p>
          </table:table-cell>
          <table:table-cell office:value-type="float" office:value="11297623" calcext:value-type="float">
            <text:p>11297623</text:p>
          </table:table-cell>
          <table:table-cell office:value-type="float" office:value="48886631" calcext:value-type="float">
            <text:p>48886631</text:p>
          </table:table-cell>
          <table:table-cell table:number-columns-repeated="7"/>
          <table:table-cell table:style-name="Default" table:number-columns-repeated="3"/>
          <table:table-cell table:number-columns-repeated="4"/>
          <table:table-cell table:style-name="ce1" table:number-columns-repeated="5"/>
        </table:table-row>
        <table:table-row table:style-name="ro1">
          <table:table-cell office:value-type="string" calcext:value-type="string">
            <text:p>Instruções</text:p>
          </table:table-cell>
          <table:table-cell table:number-columns-repeated="2" office:value-type="float" office:value="531257" calcext:value-type="float">
            <text:p>531257</text:p>
          </table:table-cell>
          <table:table-cell table:number-columns-repeated="2" office:value-type="float" office:value="19588180" calcext:value-type="float">
            <text:p>19588180</text:p>
          </table:table-cell>
          <table:table-cell/>
          <table:table-cell office:value-type="string" calcext:value-type="string">
            <text:p>Instruções</text:p>
          </table:table-cell>
          <table:table-cell table:number-columns-repeated="2" office:value-type="float" office:value="531257" calcext:value-type="float">
            <text:p>531257</text:p>
          </table:table-cell>
          <table:table-cell table:number-columns-repeated="2" office:value-type="float" office:value="19588180" calcext:value-type="float">
            <text:p>19588180</text:p>
          </table:table-cell>
          <table:table-cell table:number-columns-repeated="7"/>
          <table:table-cell table:style-name="Default" table:number-columns-repeated="3"/>
          <table:table-cell table:number-columns-repeated="4"/>
          <table:table-cell table:style-name="ce1" table:number-columns-repeated="5"/>
        </table:table-row>
        <table:table-row table:style-name="ro1">
          <table:table-cell office:value-type="string" calcext:value-type="string">
            <text:p>CPI</text:p>
          </table:table-cell>
          <table:table-cell table:style-name="ce2" table:formula="of:=[.B54]/[.B55]" office:value-type="float" office:value="0.917115445067077" calcext:value-type="float">
            <text:p>0.92</text:p>
          </table:table-cell>
          <table:table-cell table:style-name="ce2" table:formula="of:=[.C54]/[.C55]" office:value-type="float" office:value="2.717071022123" calcext:value-type="float">
            <text:p>2.72</text:p>
          </table:table-cell>
          <table:table-cell table:style-name="ce2" table:formula="of:=[.D54]/[.D55]" office:value-type="float" office:value="0.576757156611793" calcext:value-type="float">
            <text:p>0.58</text:p>
          </table:table-cell>
          <table:table-cell table:style-name="ce2" table:formula="of:=[.E54]/[.E55]" office:value-type="float" office:value="2.49572093987292" calcext:value-type="float">
            <text:p>2.50</text:p>
          </table:table-cell>
          <table:table-cell table:style-name="ce2"/>
          <table:table-cell office:value-type="string" calcext:value-type="string">
            <text:p>CPI</text:p>
          </table:table-cell>
          <table:table-cell table:style-name="ce2" table:formula="of:=[.H54]/[.H55]" office:value-type="float" office:value="1.73175318160514" calcext:value-type="float">
            <text:p>1.73</text:p>
          </table:table-cell>
          <table:table-cell table:style-name="ce2" table:formula="of:=[.I54]/[.I55]" office:value-type="float" office:value="1.38723630935687" calcext:value-type="float">
            <text:p>1.39</text:p>
          </table:table-cell>
          <table:table-cell table:style-name="ce2" table:formula="of:=[.J54]/[.J55]" office:value-type="float" office:value="0.576757156611793" calcext:value-type="float">
            <text:p>0.58</text:p>
          </table:table-cell>
          <table:table-cell table:style-name="ce2" table:formula="of:=[.K54]/[.K55]" office:value-type="float" office:value="2.49572093987292" calcext:value-type="float">
            <text:p>2.50</text:p>
          </table:table-cell>
          <table:table-cell table:style-name="ce2" table:number-columns-repeated="7"/>
          <table:table-cell table:style-name="Default" table:number-columns-repeated="3"/>
          <table:table-cell table:style-name="ce2" table:number-columns-repeated="9"/>
        </table:table-row>
        <table:table-row table:style-name="ro1">
          <table:table-cell table:style-name="Default" office:value-type="string" calcext:value-type="string">
            <text:p>tempo aprox</text:p>
          </table:table-cell>
          <table:table-cell table:style-name="Default" table:formula="of:=([.B54]+[.B48]*10+[.B49]*600)" office:value-type="float" office:value="539024" calcext:value-type="float">
            <text:p>539024</text:p>
          </table:table-cell>
          <table:table-cell table:style-name="Default" table:formula="of:=([.C54]+[.C48]*10+[.C49]*600)" office:value-type="float" office:value="1519783" calcext:value-type="float">
            <text:p>1519783</text:p>
          </table:table-cell>
          <table:table-cell table:style-name="Default" table:formula="of:=([.D54]+[.D48]*10+[.D49]*600)" office:value-type="float" office:value="11738163" calcext:value-type="float">
            <text:p>11738163</text:p>
          </table:table-cell>
          <table:table-cell table:style-name="Default" table:formula="of:=([.E54]+[.E48]*10+[.E49]*600)" office:value-type="float" office:value="51038121" calcext:value-type="float">
            <text:p>51038121</text:p>
          </table:table-cell>
          <table:table-cell table:style-name="Default"/>
          <table:table-cell table:style-name="Default" office:value-type="string" calcext:value-type="string">
            <text:p>tempo aprox</text:p>
          </table:table-cell>
          <table:table-cell table:style-name="Default" table:formula="of:=([.H54]+[.H48]*10+[.H49]*600)" office:value-type="float" office:value="971806" calcext:value-type="float">
            <text:p>971806</text:p>
          </table:table-cell>
          <table:table-cell table:style-name="Default" table:formula="of:=([.I54]+[.I48]*10+[.I49]*600)" office:value-type="float" office:value="813299" calcext:value-type="float">
            <text:p>813299</text:p>
          </table:table-cell>
          <table:table-cell table:style-name="Default" table:formula="of:=([.J54]+[.J48]*10+[.J49]*600)" office:value-type="float" office:value="11738163" calcext:value-type="float">
            <text:p>11738163</text:p>
          </table:table-cell>
          <table:table-cell table:style-name="Default" table:formula="of:=([.K54]+[.K48]*10+[.K49]*600)" office:value-type="float" office:value="51038121" calcext:value-type="float">
            <text:p>51038121</text:p>
          </table:table-cell>
          <table:table-cell table:style-name="Default" table:number-columns-repeated="14"/>
          <table:table-cell table:number-columns-repeated="5"/>
        </table:table-row>
        <table:table-row table:style-name="ro1" table:number-rows-repeated="2">
          <table:table-cell table:style-name="Default" table:number-columns-repeated="25"/>
          <table:table-cell table:number-columns-repeated="5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C5c2</text:p>
          </table:table-cell>
          <table:table-cell office:value-type="string" calcext:value-type="string">
            <text:p>C9a1</text:p>
          </table:table-cell>
          <table:table-cell office:value-type="string" calcext:value-type="string">
            <text:p>C5c2</text:p>
          </table:table-cell>
          <table:table-cell office:value-type="string" calcext:value-type="string">
            <text:p>C9a1</text:p>
          </table:table-cell>
          <table:table-cell table:number-columns-repeated="7"/>
          <table:table-cell table:style-name="Default" table:number-columns-repeated="3"/>
          <table:table-cell/>
          <table:table-cell table:style-name="ce3"/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rograma</text:p>
          </table:table-cell>
          <table:table-cell table:number-columns-repeated="2" office:value-type="string" calcext:value-type="string">
            <text:p>bitcount</text:p>
          </table:table-cell>
          <table:table-cell table:number-columns-repeated="2" office:value-type="string" calcext:value-type="string">
            <text:p>qsort</text:p>
          </table:table-cell>
          <table:table-cell table:number-columns-repeated="7"/>
          <table:table-cell table:style-name="Default" table:number-columns-repeated="3"/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L1 Miss</text:p>
          </table:table-cell>
          <table:table-cell office:value-type="float" office:value="320" calcext:value-type="float">
            <text:p>320</text:p>
          </table:table-cell>
          <table:table-cell office:value-type="float" office:value="612" calcext:value-type="float">
            <text:p>612</text:p>
          </table:table-cell>
          <table:table-cell office:value-type="float" office:value="22874" calcext:value-type="float">
            <text:p>22874</text:p>
          </table:table-cell>
          <table:table-cell office:value-type="float" office:value="49069" calcext:value-type="float">
            <text:p>49069</text:p>
          </table:table-cell>
          <table:table-cell table:number-columns-repeated="7"/>
          <table:table-cell table:style-name="Default" table:number-columns-repeated="3"/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L2 Miss</text:p>
          </table:table-cell>
          <table:table-cell office:value-type="float" office:value="81" calcext:value-type="float">
            <text:p>81</text:p>
          </table:table-cell>
          <table:table-cell office:value-type="float" office:value="117" calcext:value-type="float">
            <text:p>117</text:p>
          </table:table-cell>
          <table:table-cell office:value-type="float" office:value="353" calcext:value-type="float">
            <text:p>353</text:p>
          </table:table-cell>
          <table:table-cell office:value-type="float" office:value="2768" calcext:value-type="float">
            <text:p>2768</text:p>
          </table:table-cell>
          <table:table-cell table:number-columns-repeated="7"/>
          <table:table-cell table:style-name="Default" table:number-columns-repeated="3"/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Branch Stalls</text:p>
          </table:table-cell>
          <table:table-cell office:value-type="float" office:value="205722" calcext:value-type="float">
            <text:p>205722</text:p>
          </table:table-cell>
          <table:table-cell office:value-type="float" office:value="286085" calcext:value-type="float">
            <text:p>286085</text:p>
          </table:table-cell>
          <table:table-cell office:value-type="float" office:value="1131408" calcext:value-type="float">
            <text:p>1131408</text:p>
          </table:table-cell>
          <table:table-cell office:value-type="float" office:value="5021420" calcext:value-type="float">
            <text:p>5021420</text:p>
          </table:table-cell>
          <table:table-cell table:number-columns-repeated="7"/>
          <table:table-cell table:style-name="Default" table:number-columns-repeated="3"/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Branch Hazards</text:p>
          </table:table-cell>
          <table:table-cell office:value-type="float" office:value="68574" calcext:value-type="float">
            <text:p>68574</text:p>
          </table:table-cell>
          <table:table-cell office:value-type="float" office:value="95361" calcext:value-type="float">
            <text:p>95361</text:p>
          </table:table-cell>
          <table:table-cell office:value-type="float" office:value="377136" calcext:value-type="float">
            <text:p>377136</text:p>
          </table:table-cell>
          <table:table-cell office:value-type="float" office:value="1673806" calcext:value-type="float">
            <text:p>1673806</text:p>
          </table:table-cell>
          <table:table-cell table:number-columns-repeated="7"/>
          <table:table-cell table:style-name="Default" table:number-columns-repeated="3"/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ata Stalls</text:p>
          </table:table-cell>
          <table:table-cell office:value-type="float" office:value="15874" calcext:value-type="float">
            <text:p>15874</text:p>
          </table:table-cell>
          <table:table-cell office:value-type="float" office:value="740555" calcext:value-type="float">
            <text:p>740555</text:p>
          </table:table-cell>
          <table:table-cell office:value-type="float" office:value="372125" calcext:value-type="float">
            <text:p>372125</text:p>
          </table:table-cell>
          <table:table-cell office:value-type="float" office:value="26285599" calcext:value-type="float">
            <text:p>26285599</text:p>
          </table:table-cell>
          <table:table-cell table:number-columns-repeated="7"/>
          <table:table-cell table:style-name="Default" table:number-columns-repeated="3"/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ata Hazards</text:p>
          </table:table-cell>
          <table:table-cell office:value-type="float" office:value="15874" calcext:value-type="float">
            <text:p>15874</text:p>
          </table:table-cell>
          <table:table-cell office:value-type="float" office:value="299766" calcext:value-type="float">
            <text:p>299766</text:p>
          </table:table-cell>
          <table:table-cell office:value-type="float" office:value="372125" calcext:value-type="float">
            <text:p>372125</text:p>
          </table:table-cell>
          <table:table-cell office:value-type="float" office:value="8097094" calcext:value-type="float">
            <text:p>8097094</text:p>
          </table:table-cell>
          <table:table-cell table:number-columns-repeated="7"/>
          <table:table-cell table:style-name="Default" table:number-columns-repeated="3"/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iclos</text:p>
          </table:table-cell>
          <table:table-cell office:value-type="float" office:value="487224" calcext:value-type="float">
            <text:p>487224</text:p>
          </table:table-cell>
          <table:table-cell office:value-type="float" office:value="1443463" calcext:value-type="float">
            <text:p>1443463</text:p>
          </table:table-cell>
          <table:table-cell office:value-type="float" office:value="11297623" calcext:value-type="float">
            <text:p>11297623</text:p>
          </table:table-cell>
          <table:table-cell office:value-type="float" office:value="48886631" calcext:value-type="float">
            <text:p>48886631</text:p>
          </table:table-cell>
          <table:table-cell table:number-columns-repeated="7"/>
          <table:table-cell table:style-name="Default" table:number-columns-repeated="3"/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struções</text:p>
          </table:table-cell>
          <table:table-cell table:number-columns-repeated="2" office:value-type="float" office:value="531257" calcext:value-type="float">
            <text:p>531257</text:p>
          </table:table-cell>
          <table:table-cell table:number-columns-repeated="2" office:value-type="float" office:value="19588180" calcext:value-type="float">
            <text:p>19588180</text:p>
          </table:table-cell>
          <table:table-cell table:number-columns-repeated="7"/>
          <table:table-cell table:style-name="Default" table:number-columns-repeated="3"/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PI</text:p>
          </table:table-cell>
          <table:table-cell table:style-name="ce2" table:formula="of:=[.B68]/[.B69]" office:value-type="float" office:value="0.917115445067077" calcext:value-type="float">
            <text:p>0.92</text:p>
          </table:table-cell>
          <table:table-cell table:style-name="ce2" table:formula="of:=[.C68]/[.C69]" office:value-type="float" office:value="2.717071022123" calcext:value-type="float">
            <text:p>2.72</text:p>
          </table:table-cell>
          <table:table-cell table:style-name="ce2" table:formula="of:=[.D68]/[.D69]" office:value-type="float" office:value="0.576757156611793" calcext:value-type="float">
            <text:p>0.58</text:p>
          </table:table-cell>
          <table:table-cell table:style-name="ce2" table:formula="of:=[.E68]/[.E69]" office:value-type="float" office:value="2.49572093987292" calcext:value-type="float">
            <text:p>2.50</text:p>
          </table:table-cell>
          <table:table-cell table:style-name="ce2" table:number-columns-repeated="7"/>
          <table:table-cell table:style-name="Default" table:number-columns-repeated="3"/>
          <table:table-cell table:style-name="ce2" table:number-columns-repeated="9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empo aprox</text:p>
          </table:table-cell>
          <table:table-cell table:style-name="Default" table:formula="of:=([.B68]+[.B62]*10+[.B63]*600)" office:value-type="float" office:value="539024" calcext:value-type="float">
            <text:p>539024</text:p>
          </table:table-cell>
          <table:table-cell table:style-name="Default" table:formula="of:=([.C68]+[.C62]*10+[.C63]*600)" office:value-type="float" office:value="1519783" calcext:value-type="float">
            <text:p>1519783</text:p>
          </table:table-cell>
          <table:table-cell table:style-name="Default" table:formula="of:=([.D68]+[.D62]*10+[.D63]*600)" office:value-type="float" office:value="11738163" calcext:value-type="float">
            <text:p>11738163</text:p>
          </table:table-cell>
          <table:table-cell table:style-name="Default" table:formula="of:=([.E68]+[.E62]*10+[.E63]*600)" office:value-type="float" office:value="51038121" calcext:value-type="float">
            <text:p>51038121</text:p>
          </table:table-cell>
          <table:table-cell table:style-name="Default" table:number-columns-repeated="20"/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60:Sheet1.Y71" table:orientation="column">
          <table:sort>
            <table:sort-by table:field-number="1" table:data-type="automatic"/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00:30:07.552771324</meta:creation-date>
    <dc:date>2017-05-19T03:34:21.716653808</dc:date>
    <meta:editing-duration>PT48M37S</meta:editing-duration>
    <meta:editing-cycles>7</meta:editing-cycles>
    <meta:generator>LibreOffice/5.1.6.2.0$Linux_X86_64 LibreOffice_project/10$Build-2</meta:generator>
    <meta:document-statistic meta:table-count="1" meta:cell-count="1068" meta:object-count="0"/>
  </office:meta>
</office:document-meta>
</file>